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italic" officeooo:paragraph-rsid="00255563" style:font-style-asian="italic" style:font-style-complex="italic"/>
    </style:style>
    <style:style style:name="P2" style:family="paragraph" style:parent-style-name="Standard">
      <style:text-properties fo:font-style="italic" officeooo:paragraph-rsid="0026a3e6" style:font-style-asian="italic" style:font-style-complex="italic"/>
    </style:style>
    <style:style style:name="P3" style:family="paragraph" style:parent-style-name="Standard">
      <style:text-properties fo:font-style="italic" officeooo:rsid="0020586c" officeooo:paragraph-rsid="0026a3e6" style:font-style-asian="italic" style:font-style-complex="italic"/>
    </style:style>
    <style:style style:name="P4" style:family="paragraph" style:parent-style-name="Standard">
      <style:text-properties fo:font-style="italic" fo:font-weight="bold" officeooo:rsid="001aa8ba" officeooo:paragraph-rsid="00255563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fo:font-weight="bold" officeooo:rsid="001aa8ba" officeooo:paragraph-rsid="0028a787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fo:font-weight="bold" officeooo:rsid="001c3ae5" officeooo:paragraph-rsid="0026a3e6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fo:font-weight="normal" officeooo:rsid="001b460b" officeooo:paragraph-rsid="00255563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italic" fo:font-weight="normal" officeooo:rsid="001b9a07" officeooo:paragraph-rsid="00255563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italic" fo:font-weight="normal" officeooo:rsid="001c915d" officeooo:paragraph-rsid="00255563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italic" fo:font-weight="normal" officeooo:rsid="001c915d" officeooo:paragraph-rsid="0026a3e6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italic" fo:font-weight="normal" officeooo:rsid="001c3ae5" officeooo:paragraph-rsid="00255563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tyle="italic" fo:font-weight="normal" officeooo:rsid="001e5c19" officeooo:paragraph-rsid="00255563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tyle="italic" fo:font-weight="normal" officeooo:rsid="0020586c" officeooo:paragraph-rsid="0026a3e6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style="italic" fo:font-weight="normal" officeooo:rsid="0027d4ed" officeooo:paragraph-rsid="0027d4ed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font-weight="bold" officeooo:rsid="0020586c" officeooo:paragraph-rsid="0026a3e6" style:font-weight-asian="bold" style:font-weight-complex="bold"/>
    </style:style>
    <style:style style:name="P16" style:family="paragraph" style:parent-style-name="Standard">
      <style:text-properties fo:font-weight="bold" officeooo:rsid="001aa8ba" officeooo:paragraph-rsid="00255563" style:font-weight-asian="bold" style:font-weight-complex="bold"/>
    </style:style>
    <style:style style:name="P17" style:family="paragraph" style:parent-style-name="Standard">
      <style:text-properties fo:font-weight="bold" officeooo:rsid="001eac61" officeooo:paragraph-rsid="0026a3e6" style:font-weight-asian="bold" style:font-weight-complex="bold"/>
    </style:style>
    <style:style style:name="P18" style:family="paragraph" style:parent-style-name="Standard">
      <style:text-properties officeooo:paragraph-rsid="0026a3e6"/>
    </style:style>
    <style:style style:name="P19" style:family="paragraph" style:parent-style-name="Standard">
      <style:text-properties style:font-name="Liberation Mono" fo:font-size="10pt" fo:font-style="italic" fo:font-weight="bold" officeooo:rsid="0027d4ed" officeooo:paragraph-rsid="0027d4ed" style:font-size-asian="8.75pt" style:font-style-asian="italic" style:font-weight-asian="bold" style:font-size-complex="10pt" style:font-style-complex="italic" style:font-weight-complex="bold"/>
    </style:style>
    <style:style style:name="P20" style:family="paragraph" style:parent-style-name="Standard">
      <style:text-properties style:font-name="Liberation Mono" fo:font-size="10pt" fo:font-style="italic" fo:font-weight="normal" officeooo:rsid="0027d4ed" officeooo:paragraph-rsid="0027d4ed" style:font-size-asian="8.75pt" style:font-style-asian="italic" style:font-weight-asian="normal" style:font-size-complex="10pt" style:font-style-complex="italic" style:font-weight-complex="normal"/>
    </style:style>
    <style:style style:name="P21" style:family="paragraph" style:parent-style-name="Standard">
      <style:text-properties style:font-name="Liberation Mono" fo:font-size="10pt" fo:font-style="normal" fo:font-weight="normal" officeooo:rsid="0027d4ed" officeooo:paragraph-rsid="0027d4ed" style:font-size-asian="8.75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text-properties officeooo:paragraph-rsid="0027d4ed"/>
    </style:style>
    <style:style style:name="P23" style:family="paragraph" style:parent-style-name="Standard">
      <style:paragraph-properties fo:margin-left="0in" fo:margin-right="0in" fo:text-indent="0in" style:auto-text-indent="false"/>
      <style:text-properties fo:font-weight="bold" officeooo:rsid="0010c305" officeooo:paragraph-rsid="002491a8" style:font-weight-asian="bold" style:font-weight-complex="bold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font-weight="bold" officeooo:rsid="0014f6fc" officeooo:paragraph-rsid="002491a8" style:font-weight-asian="bold" style:font-weight-complex="bold"/>
    </style:style>
    <style:style style:name="P25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4f6fc" officeooo:paragraph-rsid="00255563" style:font-style-asian="italic" style:font-weight-asian="bold" style:font-style-complex="italic" style:font-weight-complex="bold"/>
    </style:style>
    <style:style style:name="P26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255563" officeooo:paragraph-rsid="0026a3e6" style:font-style-asian="italic" style:font-weight-asian="bold" style:font-style-complex="italic" style:font-weight-complex="bold"/>
    </style:style>
    <style:style style:name="P27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d60ad" officeooo:paragraph-rsid="00255563" style:font-style-asian="italic" style:font-weight-asian="bold" style:font-style-complex="italic" style:font-weight-complex="bold"/>
    </style:style>
    <style:style style:name="P28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dc4b5" officeooo:paragraph-rsid="00255563" style:font-style-asian="italic" style:font-weight-asian="bold" style:font-style-complex="italic" style:font-weight-complex="bold"/>
    </style:style>
    <style:style style:name="P29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f7809" officeooo:paragraph-rsid="0026a3e6" style:font-style-asian="italic" style:font-weight-asian="bold" style:font-style-complex="italic" style:font-weight-complex="bold"/>
    </style:style>
    <style:style style:name="P30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4f6fc" officeooo:paragraph-rsid="002491a8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4f6fc" officeooo:paragraph-rsid="00255563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4f6fc" officeooo:paragraph-rsid="002aa0ab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5d2e4" officeooo:paragraph-rsid="002491a8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5d2e4" officeooo:paragraph-rsid="00255563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255563" officeooo:paragraph-rsid="00255563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b9a07" officeooo:paragraph-rsid="00255563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d60ad" officeooo:paragraph-rsid="00255563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dc4b5" officeooo:paragraph-rsid="00255563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margin-left="0in" fo:margin-right="0in" fo:text-indent="0in" style:auto-text-indent="false"/>
      <style:text-properties fo:font-size="14pt" fo:font-style="italic" fo:font-weight="bold" officeooo:rsid="00255563" officeooo:paragraph-rsid="00255563" style:font-size-asian="14pt" style:font-style-asian="italic" style:font-weight-asian="bold" style:font-size-complex="14pt" style:font-style-complex="italic" style:font-weight-complex="bold"/>
    </style:style>
    <style:style style:name="P40" style:family="paragraph" style:parent-style-name="Standard">
      <style:paragraph-properties fo:margin-left="0in" fo:margin-right="0in" fo:text-indent="0in" style:auto-text-indent="false"/>
      <style:text-properties fo:font-size="14pt" fo:font-style="italic" fo:font-weight="bold" officeooo:rsid="0026a3e6" officeooo:paragraph-rsid="0026a3e6" style:font-size-asian="14pt" style:font-style-asian="italic" style:font-weight-asian="bold" style:font-size-complex="14pt" style:font-style-complex="italic" style:font-weight-complex="bold"/>
    </style:style>
    <style:style style:name="P41" style:family="paragraph" style:parent-style-name="Standard" style:master-page-name="">
      <style:paragraph-properties fo:margin-left="0in" fo:margin-right="0in" fo:text-indent="0in" style:auto-text-indent="false" style:page-number="auto"/>
      <style:text-properties officeooo:rsid="0010c305" officeooo:paragraph-rsid="002491a8"/>
    </style:style>
    <style:style style:name="P42" style:family="paragraph" style:parent-style-name="Preformatted_20_Text">
      <style:paragraph-properties fo:margin-left="0in" fo:margin-right="0in" fo:text-indent="0in" style:auto-text-indent="false"/>
      <style:text-properties fo:font-weight="bold" officeooo:rsid="0010c305" officeooo:paragraph-rsid="002491a8" style:font-weight-asian="bold" style:font-weight-complex="bold"/>
    </style:style>
    <style:style style:name="P43" style:family="paragraph" style:parent-style-name="Preformatted_20_Text">
      <style:paragraph-properties fo:margin-left="0in" fo:margin-right="0in" fo:text-indent="0in" style:auto-text-indent="false"/>
      <style:text-properties fo:font-weight="bold" officeooo:rsid="0014f6fc" officeooo:paragraph-rsid="002491a8" style:font-weight-asian="bold" style:font-weight-complex="bold"/>
    </style:style>
    <style:style style:name="P44" style:family="paragraph" style:parent-style-name="Preformatted_20_Text">
      <style:paragraph-properties fo:margin-left="0in" fo:margin-right="0in" fo:text-indent="0in" style:auto-text-indent="false"/>
      <style:text-properties fo:font-style="italic" fo:font-weight="normal" officeooo:rsid="0014f6fc" officeooo:paragraph-rsid="002491a8" style:font-style-asian="italic" style:font-weight-asian="normal" style:font-style-complex="italic" style:font-weight-complex="normal"/>
    </style:style>
    <style:style style:name="P45" style:family="paragraph" style:parent-style-name="Preformatted_20_Text">
      <style:paragraph-properties fo:margin-left="0in" fo:margin-right="0in" fo:text-indent="0in" style:auto-text-indent="false"/>
      <style:text-properties fo:font-style="italic" fo:font-weight="normal" officeooo:rsid="0014f6fc" officeooo:paragraph-rsid="0026a3e6" style:font-style-asian="italic" style:font-weight-asian="normal" style:font-style-complex="italic" style:font-weight-complex="normal"/>
    </style:style>
    <style:style style:name="P46" style:family="paragraph" style:parent-style-name="Preformatted_20_Text">
      <style:paragraph-properties fo:margin-left="0in" fo:margin-right="0in" fo:text-indent="0in" style:auto-text-indent="false"/>
      <style:text-properties fo:font-style="italic" fo:font-weight="normal" officeooo:rsid="0014f6fc" officeooo:paragraph-rsid="00255563" style:font-style-asian="italic" style:font-weight-asian="normal" style:font-style-complex="italic" style:font-weight-complex="normal"/>
    </style:style>
    <style:style style:name="P47" style:family="paragraph" style:parent-style-name="Preformatted_20_Text">
      <style:paragraph-properties fo:margin-left="0in" fo:margin-right="0in" fo:text-indent="0in" style:auto-text-indent="false"/>
      <style:text-properties fo:font-style="italic" fo:font-weight="normal" officeooo:rsid="0015d2e4" officeooo:paragraph-rsid="00255563" style:font-style-asian="italic" style:font-weight-asian="normal" style:font-style-complex="italic" style:font-weight-complex="normal"/>
    </style:style>
    <style:style style:name="P48" style:family="paragraph" style:parent-style-name="Preformatted_20_Text">
      <style:paragraph-properties fo:margin-left="0in" fo:margin-right="0in" fo:text-indent="0in" style:auto-text-indent="false"/>
      <style:text-properties fo:font-style="italic" fo:font-weight="normal" officeooo:rsid="00255563" officeooo:paragraph-rsid="00255563" style:font-style-asian="italic" style:font-weight-asian="normal" style:font-style-complex="italic" style:font-weight-complex="normal"/>
    </style:style>
    <style:style style:name="P49" style:family="paragraph" style:parent-style-name="Preformatted_20_Text">
      <style:paragraph-properties fo:margin-left="0in" fo:margin-right="0in" fo:text-indent="0in" style:auto-text-indent="false"/>
      <style:text-properties fo:font-style="italic" fo:font-weight="bold" officeooo:rsid="00255563" officeooo:paragraph-rsid="0026a3e6" style:font-style-asian="italic" style:font-weight-asian="bold" style:font-style-complex="italic" style:font-weight-complex="bold"/>
    </style:style>
    <style:style style:name="P50" style:family="paragraph" style:parent-style-name="Preformatted_20_Text">
      <style:paragraph-properties fo:margin-left="0in" fo:margin-right="0in" fo:text-indent="0in" style:auto-text-indent="false"/>
      <style:text-properties fo:font-style="italic" fo:font-weight="bold" officeooo:rsid="001f7809" officeooo:paragraph-rsid="0026a3e6" style:font-style-asian="italic" style:font-weight-asian="bold" style:font-style-complex="italic" style:font-weight-complex="bold"/>
    </style:style>
    <style:style style:name="P51" style:family="paragraph" style:parent-style-name="Preformatted_20_Text">
      <style:paragraph-properties fo:margin-left="0in" fo:margin-right="0in" fo:text-indent="0in" style:auto-text-indent="false"/>
      <style:text-properties officeooo:paragraph-rsid="002491a8"/>
    </style:style>
    <style:style style:name="P5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fo:font-style="italic" fo:font-weight="bold" officeooo:rsid="00255563" officeooo:paragraph-rsid="00255563" style:font-style-asian="italic" style:font-weight-asian="bold" style:font-style-complex="italic" style:font-weight-complex="bold"/>
    </style:style>
    <style:style style:name="P53" style:family="paragraph" style:parent-style-name="Preformatted_20_Text">
      <style:text-properties officeooo:paragraph-rsid="002491a8"/>
    </style:style>
    <style:style style:name="P54" style:family="paragraph" style:parent-style-name="Preformatted_20_Text">
      <style:text-properties officeooo:paragraph-rsid="00255563"/>
    </style:style>
    <style:style style:name="P55" style:family="paragraph" style:parent-style-name="Preformatted_20_Text">
      <style:text-properties officeooo:paragraph-rsid="0026a3e6"/>
    </style:style>
    <style:style style:name="P56" style:family="paragraph" style:parent-style-name="Preformatted_20_Text">
      <style:text-properties fo:font-style="italic" fo:font-weight="bold" officeooo:rsid="0020586c" officeooo:paragraph-rsid="0026a3e6" style:font-style-asian="italic" style:font-weight-asian="bold" style:font-style-complex="italic" style:font-weight-complex="bold"/>
    </style:style>
    <style:style style:name="P57" style:family="paragraph" style:parent-style-name="Preformatted_20_Text">
      <style:text-properties fo:font-style="italic" fo:font-weight="bold" officeooo:paragraph-rsid="0026a3e6" style:font-style-asian="italic" style:font-weight-asian="bold" style:font-style-complex="italic" style:font-weight-complex="bold"/>
    </style:style>
    <style:style style:name="P58" style:family="paragraph" style:parent-style-name="Preformatted_20_Text">
      <style:text-properties fo:font-style="italic" fo:font-weight="bold" officeooo:rsid="001e5c19" officeooo:paragraph-rsid="00255563" style:font-style-asian="italic" style:font-weight-asian="bold" style:font-style-complex="italic" style:font-weight-complex="bold"/>
    </style:style>
    <style:style style:name="P59" style:family="paragraph" style:parent-style-name="Preformatted_20_Text">
      <style:text-properties fo:font-style="italic" fo:font-weight="bold" officeooo:rsid="001c3ae5" officeooo:paragraph-rsid="00255563" style:font-style-asian="italic" style:font-weight-asian="bold" style:font-style-complex="italic" style:font-weight-complex="bold"/>
    </style:style>
    <style:style style:name="P60" style:family="paragraph" style:parent-style-name="Preformatted_20_Text">
      <style:text-properties fo:font-style="italic" fo:font-weight="bold" officeooo:rsid="001aa8ba" officeooo:paragraph-rsid="00255563" style:font-style-asian="italic" style:font-weight-asian="bold" style:font-style-complex="italic" style:font-weight-complex="bold"/>
    </style:style>
    <style:style style:name="P61" style:family="paragraph" style:parent-style-name="Preformatted_20_Text">
      <style:text-properties fo:font-style="italic" fo:font-weight="bold" officeooo:rsid="001aa8ba" officeooo:paragraph-rsid="0028a787" style:font-style-asian="italic" style:font-weight-asian="bold" style:font-style-complex="italic" style:font-weight-complex="bold"/>
    </style:style>
    <style:style style:name="P62" style:family="paragraph" style:parent-style-name="Preformatted_20_Text">
      <style:text-properties fo:font-style="italic" fo:font-weight="normal" officeooo:rsid="0020586c" officeooo:paragraph-rsid="0026a3e6" style:font-style-asian="italic" style:font-weight-asian="normal" style:font-style-complex="italic" style:font-weight-complex="normal"/>
    </style:style>
    <style:style style:name="P63" style:family="paragraph" style:parent-style-name="Preformatted_20_Text">
      <style:text-properties fo:font-style="italic" fo:font-weight="normal" officeooo:rsid="001b460b" officeooo:paragraph-rsid="00255563" style:font-style-asian="italic" style:font-weight-asian="normal" style:font-style-complex="italic" style:font-weight-complex="normal"/>
    </style:style>
    <style:style style:name="P64" style:family="paragraph" style:parent-style-name="Preformatted_20_Text">
      <style:text-properties fo:font-style="italic" fo:font-weight="normal" officeooo:rsid="001b9a07" officeooo:paragraph-rsid="002a4b90" style:font-style-asian="italic" style:font-weight-asian="normal" style:font-style-complex="italic" style:font-weight-complex="normal"/>
    </style:style>
    <style:style style:name="P65" style:family="paragraph" style:parent-style-name="Preformatted_20_Text">
      <style:text-properties fo:font-weight="bold" officeooo:rsid="0020586c" officeooo:paragraph-rsid="0026a3e6" style:font-weight-asian="bold" style:font-weight-complex="bold"/>
    </style:style>
    <style:style style:name="P66" style:family="paragraph" style:parent-style-name="Preformatted_20_Text">
      <style:text-properties fo:font-weight="bold" officeooo:rsid="001c3ae5" officeooo:paragraph-rsid="00255563" style:font-weight-asian="bold" style:font-weight-complex="bold"/>
    </style:style>
    <style:style style:name="P67" style:family="paragraph" style:parent-style-name="Preformatted_20_Text">
      <style:text-properties fo:font-weight="bold" officeooo:rsid="001aa8ba" officeooo:paragraph-rsid="0028a787" style:font-weight-asian="bold" style:font-weight-complex="bold"/>
    </style:style>
    <style:style style:name="P68" style:family="paragraph" style:parent-style-name="Preformatted_20_Text">
      <style:text-properties fo:font-weight="bold" officeooo:rsid="001eac61" officeooo:paragraph-rsid="0026a3e6" style:font-weight-asian="bold" style:font-weight-complex="bold"/>
    </style:style>
    <style:style style:name="P69" style:family="paragraph" style:parent-style-name="Preformatted_20_Text">
      <style:text-properties officeooo:paragraph-rsid="0028a787"/>
    </style:style>
    <style:style style:name="P70" style:family="paragraph" style:parent-style-name="Preformatted_20_Text">
      <style:text-properties officeooo:paragraph-rsid="002a4b90"/>
    </style:style>
    <style:style style:name="P71" style:family="paragraph" style:parent-style-name="Preformatted_20_Text">
      <style:paragraph-properties fo:margin-top="0in" fo:margin-bottom="0.1965in" style:contextual-spacing="false"/>
    </style:style>
    <style:style style:name="P72" style:family="paragraph" style:parent-style-name="Preformatted_20_Text">
      <style:paragraph-properties fo:margin-top="0in" fo:margin-bottom="0.1965in" style:contextual-spacing="false"/>
      <style:text-properties officeooo:paragraph-rsid="002491a8"/>
    </style:style>
    <style:style style:name="P73" style:family="paragraph" style:parent-style-name="Standard">
      <style:text-properties fo:font-style="italic" fo:font-weight="bold" officeooo:rsid="0020586c" officeooo:paragraph-rsid="0026a3e6" style:font-style-asian="italic" style:font-weight-asian="bold" style:font-style-complex="italic" style:font-weight-complex="bold"/>
    </style:style>
    <style:style style:name="P74" style:family="paragraph" style:parent-style-name="Standard">
      <style:text-properties fo:font-style="italic" fo:font-weight="bold" officeooo:paragraph-rsid="0026a3e6" style:font-style-asian="italic" style:font-weight-asian="bold" style:font-style-complex="italic" style:font-weight-complex="bold"/>
    </style:style>
    <style:style style:name="P75" style:family="paragraph" style:parent-style-name="Standard">
      <style:text-properties fo:font-style="italic" fo:font-weight="bold" officeooo:rsid="001f7809" officeooo:paragraph-rsid="00255563" style:font-style-asian="italic" style:font-weight-asian="bold" style:font-style-complex="italic" style:font-weight-complex="bold"/>
    </style:style>
    <style:style style:name="P76" style:family="paragraph" style:parent-style-name="Standard">
      <style:text-properties fo:font-style="italic" fo:font-weight="bold" officeooo:rsid="001c3ae5" officeooo:paragraph-rsid="00255563" style:font-style-asian="italic" style:font-weight-asian="bold" style:font-style-complex="italic" style:font-weight-complex="bold"/>
    </style:style>
    <style:style style:name="P77" style:family="paragraph" style:parent-style-name="Standard">
      <style:text-properties fo:font-style="italic" fo:font-weight="normal" officeooo:rsid="0020586c" officeooo:paragraph-rsid="0026a3e6" style:font-style-asian="italic" style:font-weight-asian="normal" style:font-style-complex="italic" style:font-weight-complex="normal"/>
    </style:style>
    <style:style style:name="P78" style:family="paragraph" style:parent-style-name="Standard">
      <style:text-properties fo:font-style="italic" style:font-style-asian="italic" style:font-style-complex="italic"/>
    </style:style>
    <style:style style:name="P79" style:family="paragraph" style:parent-style-name="Standard">
      <style:text-properties fo:font-style="italic" officeooo:paragraph-rsid="002bdc8c" style:font-style-asian="italic" style:font-style-complex="italic"/>
    </style:style>
    <style:style style:name="P80" style:family="paragraph" style:parent-style-name="Standard">
      <style:text-properties style:font-name="Liberation Mono" fo:font-size="10pt" fo:font-style="normal" fo:font-weight="normal" officeooo:rsid="0027d4ed" officeooo:paragraph-rsid="0027d4ed" style:font-size-asian="8.75pt" style:font-style-asian="normal" style:font-weight-asian="normal" style:font-size-complex="10pt" style:font-style-complex="normal" style:font-weight-complex="normal"/>
    </style:style>
    <style:style style:name="P81" style:family="paragraph" style:parent-style-name="Standard">
      <style:text-properties officeooo:paragraph-rsid="002bdc8c"/>
    </style:style>
    <style:style style:name="P82" style:family="paragraph" style:parent-style-name="Standard">
      <style:text-properties style:font-name="Liberation Mono" fo:font-size="10pt" style:font-size-asian="10pt" style:font-size-complex="10pt"/>
    </style:style>
    <style:style style:name="P83" style:family="paragraph" style:parent-style-name="Standard">
      <style:text-properties style:font-name="Liberation Mono" fo:font-size="10pt" officeooo:paragraph-rsid="002bdc8c" style:font-size-asian="10pt" style:font-size-complex="10pt"/>
    </style:style>
    <style:style style:name="P84" style:family="paragraph" style:parent-style-name="Standard">
      <style:text-properties style:font-name="Liberation Mono" fo:font-size="10pt" officeooo:paragraph-rsid="002cf1cc" style:font-size-asian="10pt" style:font-size-complex="10pt"/>
    </style:style>
    <style:style style:name="P85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aa8ba" officeooo:paragraph-rsid="002a4b90" style:font-style-asian="italic" style:font-weight-asian="bold" style:font-style-complex="italic" style:font-weight-complex="bold"/>
    </style:style>
    <style:style style:name="P86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aa8ba" officeooo:paragraph-rsid="00255563" style:font-style-asian="italic" style:font-weight-asian="bold" style:font-style-complex="italic" style:font-weight-complex="bold"/>
    </style:style>
    <style:style style:name="P87" style:family="paragraph" style:parent-style-name="Heading_20_1">
      <style:text-properties fo:font-style="italic" style:font-style-asian="italic" style:font-style-complex="italic"/>
    </style:style>
    <style:style style:name="P88" style:family="paragraph" style:parent-style-name="Heading_20_1">
      <style:text-properties fo:font-style="italic" officeooo:paragraph-rsid="002b4e37" style:font-style-asian="italic" style:font-style-complex="italic"/>
    </style:style>
    <style:style style:name="P89" style:family="paragraph" style:parent-style-name="Heading_20_1">
      <style:text-properties fo:font-style="italic" officeooo:paragraph-rsid="002cf1cc" style:font-style-asian="italic" style:font-style-complex="italic"/>
    </style:style>
    <style:style style:name="P90" style:family="paragraph" style:parent-style-name="Heading_20_1">
      <style:text-properties style:font-name="Liberation Sans" fo:font-size="18.2000007629395pt" fo:font-style="italic" fo:font-weight="bold" officeooo:rsid="002491a8" style:font-size-asian="18.2000007629395pt" style:font-style-asian="italic" style:font-weight-asian="bold" style:font-size-complex="18.2000007629395pt" style:font-style-complex="italic" style:font-weight-complex="bold"/>
    </style:style>
    <style:style style:name="P91" style:family="paragraph" style:parent-style-name="Heading_20_1">
      <style:text-properties officeooo:paragraph-rsid="002b4e37"/>
    </style:style>
    <style:style style:name="P92" style:family="paragraph" style:parent-style-name="Heading_20_1">
      <style:text-properties officeooo:paragraph-rsid="002bdc8c"/>
    </style:style>
    <style:style style:name="P93" style:family="paragraph" style:parent-style-name="Heading_20_2">
      <style:text-properties officeooo:paragraph-rsid="002bdc8c"/>
    </style:style>
    <style:style style:name="P94" style:family="paragraph" style:parent-style-name="Heading_20_2">
      <style:text-properties officeooo:paragraph-rsid="002cf1cc"/>
    </style:style>
    <style:style style:name="P95" style:family="paragraph" style:parent-style-name="Preformatted_20_Text">
      <style:paragraph-properties fo:margin-left="0in" fo:margin-right="0in" fo:text-indent="0in" style:auto-text-indent="false"/>
      <style:text-properties fo:font-style="italic" fo:font-weight="normal" officeooo:rsid="001b9a07" officeooo:paragraph-rsid="00255563" style:font-style-asian="italic" style:font-weight-asian="normal" style:font-style-complex="italic" style:font-weight-complex="normal"/>
    </style:style>
    <style:style style:name="P96" style:family="paragraph" style:parent-style-name="Preformatted_20_Text">
      <style:text-properties fo:font-style="italic" officeooo:paragraph-rsid="002a4b90" style:font-style-asian="italic" style:font-style-complex="italic"/>
    </style:style>
    <style:style style:name="P97" style:family="paragraph" style:parent-style-name="Preformatted_20_Text">
      <style:text-properties fo:font-style="italic" officeooo:rsid="002a4b90" officeooo:paragraph-rsid="002a4b90" style:font-style-asian="italic" style:font-style-complex="italic"/>
    </style:style>
    <style:style style:name="P98" style:family="paragraph" style:parent-style-name="Preformatted_20_Text">
      <style:text-properties fo:font-weight="bold" officeooo:rsid="001aa8ba" officeooo:paragraph-rsid="0028a787" style:font-weight-asian="bold" style:font-weight-complex="bold"/>
    </style:style>
    <style:style style:name="P99" style:family="paragraph" style:parent-style-name="Preformatted_20_Text">
      <style:paragraph-properties fo:margin-top="0in" fo:margin-bottom="0.1965in" style:contextual-spacing="false"/>
    </style:style>
    <style:style style:name="P100" style:family="paragraph" style:parent-style-name="Preformatted_20_Text">
      <style:paragraph-properties fo:margin-top="0in" fo:margin-bottom="0.1965in" style:contextual-spacing="false"/>
      <style:text-properties officeooo:paragraph-rsid="002491a8"/>
    </style:style>
    <style:style style:name="T1" style:family="text">
      <style:text-properties officeooo:rsid="0014f6fc"/>
    </style:style>
    <style:style style:name="T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c3ae5" style:font-weight-asian="bold" style:font-weight-complex="bold"/>
    </style:style>
    <style:style style:name="T5" style:family="text">
      <style:text-properties fo:font-weight="bold" officeooo:rsid="001f7809" style:font-weight-asian="bold" style:font-weight-complex="bold"/>
    </style:style>
    <style:style style:name="T6" style:family="text">
      <style:text-properties fo:font-weight="bold" officeooo:rsid="001aa8ba" style:font-weight-asian="bold" style:font-weight-complex="bold"/>
    </style:style>
    <style:style style:name="T7" style:family="text">
      <style:text-properties fo:font-weight="bold" officeooo:rsid="002a4b90" style:font-weight-asian="bold" style:font-weight-complex="bold"/>
    </style:style>
    <style:style style:name="T8" style:family="text">
      <style:text-properties officeooo:rsid="001aa8ba"/>
    </style:style>
    <style:style style:name="T9" style:family="text">
      <style:text-properties officeooo:rsid="001b9a07"/>
    </style:style>
    <style:style style:name="T10" style:family="text">
      <style:text-properties officeooo:rsid="001f7809"/>
    </style:style>
    <style:style style:name="T11" style:family="text">
      <style:text-properties officeooo:rsid="001e5c19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f7809" style:font-weight-asian="norm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1eac61" style:font-style-asian="italic" style:font-style-complex="italic"/>
    </style:style>
    <style:style style:name="T16" style:family="text">
      <style:text-properties fo:font-style="italic" officeooo:rsid="002491a8" style:font-style-asian="italic" style:font-style-complex="italic"/>
    </style:style>
    <style:style style:name="T17" style:family="text">
      <style:text-properties fo:font-style="italic" officeooo:rsid="0027d4ed" style:font-style-asian="italic" style:font-style-complex="italic"/>
    </style:style>
    <style:style style:name="T18" style:family="text">
      <style:text-properties fo:font-style="italic" officeooo:rsid="0028a787" style:font-style-asian="italic" style:font-style-complex="italic"/>
    </style:style>
    <style:style style:name="T19" style:family="text">
      <style:text-properties fo:font-style="italic" officeooo:rsid="002aa0ab" style:font-style-asian="italic" style:font-style-complex="italic"/>
    </style:style>
    <style:style style:name="T20" style:family="text">
      <style:text-properties fo:font-style="italic" officeooo:rsid="002b4e37" style:font-style-asian="italic" style:font-style-complex="italic"/>
    </style:style>
    <style:style style:name="T21" style:family="text">
      <style:text-properties fo:font-style="italic" officeooo:rsid="002bdc8c" style:font-style-asian="italic" style:font-style-complex="italic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1aa8ba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2b4e37" style:font-style-asian="italic" style:font-weight-asian="bold" style:font-style-complex="italic" style:font-weight-complex="bold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221c7c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1aa8ba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2a4b90" style:font-style-asian="italic" style:font-weight-asian="normal" style:font-style-complex="italic" style:font-weight-complex="normal"/>
    </style:style>
    <style:style style:name="T29" style:family="text">
      <style:text-properties officeooo:rsid="00221c7c"/>
    </style:style>
    <style:style style:name="T30" style:family="text">
      <style:text-properties style:font-name="Liberation Mono" fo:font-style="italic" officeooo:rsid="002aa0ab" style:font-style-asian="italic" style:font-style-complex="italic"/>
    </style:style>
    <style:style style:name="T31" style:family="text">
      <style:text-properties style:font-name="Liberation Mono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style:font-name="Liberation Mono" fo:font-style="italic" fo:font-weight="normal" officeooo:rsid="0023ac9e" style:font-style-asian="italic" style:font-weight-asian="normal" style:font-style-complex="italic" style:font-weight-complex="normal"/>
    </style:style>
    <style:style style:name="T33" style:family="text">
      <style:text-properties style:font-name="Liberation Mono" fo:font-style="italic" fo:font-weight="normal" officeooo:rsid="0010c305" style:font-style-asian="italic" style:font-weight-asian="normal" style:font-style-complex="italic" style:font-weight-complex="normal"/>
    </style:style>
    <style:style style:name="T34" style:family="text">
      <style:text-properties style:font-name="Liberation Mono" fo:font-size="10pt" fo:font-style="italic" fo:font-weight="normal" officeooo:rsid="0027d4ed" style:font-size-asian="8.75pt" style:font-style-asian="italic" style:font-weight-asian="normal" style:font-size-complex="10pt" style:font-style-complex="italic" style:font-weight-complex="normal"/>
    </style:style>
    <style:style style:name="T35" style:family="text">
      <style:text-properties style:font-name="Liberation Mono" fo:font-size="10pt" fo:font-style="normal" fo:font-weight="normal" officeooo:rsid="0027d4ed" style:font-size-asian="8.75pt" style:font-style-asian="normal" style:font-weight-asian="normal" style:font-size-complex="10pt" style:font-style-complex="normal" style:font-weight-complex="normal"/>
    </style:style>
    <style:style style:name="T36" style:family="text">
      <style:text-properties style:font-name="Liberation Mono" fo:font-size="10pt" fo:font-style="normal" style:font-size-asian="8.75pt" style:font-style-asian="normal" style:font-size-complex="10pt" style:font-style-complex="normal"/>
    </style:style>
    <style:style style:name="T37" style:family="text">
      <style:text-properties style:font-name="Liberation Mono" fo:font-size="10pt" style:font-size-asian="8.75pt" style:font-size-complex="10pt"/>
    </style:style>
    <style:style style:name="T38" style:family="text">
      <style:text-properties officeooo:rsid="002491a8"/>
    </style:style>
    <style:style style:name="T39" style:family="text">
      <style:text-properties officeooo:rsid="00255563"/>
    </style:style>
    <style:style style:name="T40" style:family="text">
      <style:text-properties fo:font-size="13pt" officeooo:rsid="0015d2e4" style:font-size-asian="13pt" style:font-size-complex="13pt"/>
    </style:style>
    <style:style style:name="T41" style:family="text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42" style:family="text">
      <style:text-properties officeooo:rsid="0026a3e6"/>
    </style:style>
    <style:style style:name="T43" style:family="text">
      <style:text-properties officeooo:rsid="0026fc1e"/>
    </style:style>
    <style:style style:name="T44" style:family="text">
      <style:text-properties officeooo:rsid="0027d4ed"/>
    </style:style>
    <style:style style:name="T45" style:family="text">
      <style:text-properties officeooo:rsid="0028a787"/>
    </style:style>
    <style:style style:name="T46" style:family="text">
      <style:text-properties officeooo:rsid="002a4b90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officeooo:rsid="002a83f0"/>
    </style:style>
    <style:style style:name="T49" style:family="text">
      <style:text-properties officeooo:rsid="002aa0ab"/>
    </style:style>
    <style:style style:name="T50" style:family="text">
      <style:text-properties officeooo:rsid="002b4e37"/>
    </style:style>
    <style:style style:name="T51" style:family="text">
      <style:text-properties style:font-name="Liberation Sans"/>
    </style:style>
    <style:style style:name="T52" style:family="text">
      <style:text-properties style:font-name="Liberation Sans" fo:font-size="10pt" fo:font-style="italic" officeooo:rsid="002b4e37" style:font-size-asian="10pt" style:font-style-asian="italic" style:font-size-complex="10pt" style:font-style-complex="italic"/>
    </style:style>
    <style:style style:name="T53" style:family="text">
      <style:text-properties style:font-name="Liberation Sans" fo:font-size="12pt" officeooo:rsid="002b4e37" style:font-size-asian="12pt" style:font-size-complex="12pt"/>
    </style:style>
    <style:style style:name="T54" style:family="text">
      <style:text-properties style:font-name="Liberation Mono" fo:font-size="10pt" officeooo:rsid="002b4e37" style:font-size-asian="10pt" style:font-size-complex="10pt"/>
    </style:style>
    <style:style style:name="T55" style:family="text">
      <style:text-properties style:font-name="Liberation Mono" fo:font-size="10pt" fo:font-style="italic" officeooo:rsid="002b4e37" style:font-size-asian="10pt" style:font-style-asian="italic" style:font-size-complex="10pt" style:font-style-complex="italic"/>
    </style:style>
    <style:style style:name="T56" style:family="text">
      <style:text-properties style:font-name="Liberation Mono" fo:font-size="10pt" fo:font-style="italic" fo:font-weight="bold" officeooo:rsid="002b4e37" style:font-size-asian="10pt" style:font-style-asian="italic" style:font-weight-asian="bold" style:font-size-complex="10pt" style:font-style-complex="italic" style:font-weight-complex="bold"/>
    </style:style>
    <style:style style:name="T57" style:family="text">
      <style:text-properties fo:font-size="12pt" officeooo:rsid="002b4e37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0" text:outline-level="1">Utility: General I/O</text:h>
      <text:h text:style-name="Heading_20_2" text:outline-level="2"><text:a xlink:type="simple" xlink:href="https://developer.gnome.org/glib/stable/glib-String-Utility-Functions.html#g-printf">g_printf()</text:a></text:h>
      <text:p text:style-name="P33">A wrapper around the standard printf() function.</text:p>
      <text:p text:style-name="P43"/>
      <text:p text:style-name="P43"><text:a xlink:type="simple" xlink:href="https://developer.gnome.org/glib/stable/glib-Basic-Types.html#gint">gint</text:a></text:p>
      <text:p text:style-name="P53">g_printf (<text:a xlink:type="simple" xlink:href="https://developer.gnome.org/glib/stable/glib-Basic-Types.html#gchar"><text:span text:style-name="Source_20_Text">gchar</text:span></text:a><text:span text:style-name="Source_20_Text"> const *format</text:span>,</text:p>
      <text:p text:style-name="P72"><text:s text:c="10"/><text:span text:style-name="Source_20_Text">...</text:span>);</text:p>
      <text:p text:style-name="P24"/>
      <text:h text:style-name="P87" text:outline-level="1">Utility: <text:span text:style-name="T42">F</text:span>ile <text:span text:style-name="T42">I/O</text:span></text:h>
      <text:h text:style-name="Heading_20_2" text:outline-level="2"><text:a xlink:type="simple" xlink:href="https://developer.gnome.org/glib/stable/glib-File-Utilities.html#g-file-get-contents">g_file_get_contents()</text:a></text:h>
      <text:p text:style-name="P41"><text:span text:style-name="T14">Reads the contents of </text:span><text:span text:style-name="T16">a</text:span><text:span text:style-name="T14"> file into </text:span><text:span text:style-name="T16">a</text:span><text:span text:style-name="T14"> string.</text:span></text:p>
      <text:p text:style-name="P51"/>
      <text:p text:style-name="P51"><text:a xlink:type="simple" xlink:href="https://developer.gnome.org/glib/stable/glib-Basic-Types.html#gboolean"><text:span text:style-name="T32">gb</text:span></text:a><text:a xlink:type="simple" xlink:href="https://developer.gnome.org/glib/stable/glib-Basic-Types.html#gboolean"><text:span text:style-name="T33">oolean</text:span></text:a><text:span text:style-name="T33"> </text:span><text:span text:style-name="T31">g_file_get_contents (</text:span><text:span text:style-name="Source_20_Text"><text:span text:style-name="T31">const </text:span></text:span><text:a xlink:type="simple" xlink:href="https://developer.gnome.org/glib/stable/glib-Basic-Types.html#gchar"><text:span text:style-name="Source_20_Text"><text:span text:style-name="T31">gchar</text:span></text:span></text:a><text:span text:style-name="Source_20_Text"><text:span text:style-name="T31"> *filename</text:span></text:span><text:span text:style-name="T31">,</text:span></text:p>
      <text:p text:style-name="P53"><text:span text:style-name="T31"><text:s text:c="21"/></text:span><text:a xlink:type="simple" xlink:href="https://developer.gnome.org/glib/stable/glib-Basic-Types.html#gchar"><text:span text:style-name="Source_20_Text"><text:span text:style-name="T31">gchar</text:span></text:span></text:a><text:span text:style-name="Source_20_Text"><text:span text:style-name="T31"> **contents</text:span></text:span><text:span text:style-name="T31">,</text:span></text:p>
      <text:p text:style-name="P53"><text:span text:style-name="T31"><text:s text:c="21"/></text:span><text:a xlink:type="simple" xlink:href="https://developer.gnome.org/glib/stable/glib-Basic-Types.html#gsize"><text:span text:style-name="Source_20_Text"><text:span text:style-name="T31">gsize</text:span></text:span></text:a><text:span text:style-name="Source_20_Text"><text:span text:style-name="T31"> *length</text:span></text:span><text:span text:style-name="T31">,</text:span></text:p>
      <text:p text:style-name="P72"><text:span text:style-name="T31"><text:s text:c="21"/></text:span><text:a xlink:type="simple" xlink:href="https://developer.gnome.org/glib/stable/glib-Error-Reporting.html#GError"><text:span text:style-name="Source_20_Text"><text:span text:style-name="T31">GError</text:span></text:span></text:a><text:span text:style-name="Source_20_Text"><text:span text:style-name="T31"> **error</text:span></text:span><text:span text:style-name="T31">);</text:span></text:p>
      <text:p text:style-name="P39"/>
      <text:p text:style-name="P39"/>
      <text:h text:style-name="P87" text:outline-level="1">Utility: <text:span text:style-name="T42">C</text:span>omparators</text:h>
      <text:h text:style-name="Heading_20_2" text:outline-level="2"><text:a xlink:type="simple" xlink:href="https://developer.gnome.org/glib/stable/glib-Doubly-Linked-Lists.html#GCompareFunc"><text:span text:style-name="T40">gint int_comparator()</text:span></text:a></text:h>
      <text:p text:style-name="P34"><text:span text:style-name="T39">An integer</text:span> compar<text:span text:style-name="T39">ator</text:span> function. <text:span text:style-name="T39">U</text:span>sed to sort <text:a xlink:type="simple" xlink:href="https://developer.gnome.org/glib/stable/glib-Singly-Linked-Lists.html#GSList">GSList</text:a>, <text:span text:style-name="T39">and </text:span><text:a xlink:type="simple" xlink:href="https://developer.gnome.org/glib/stable/glib-Arrays.html#GArray"><text:span text:style-name="T39">GArray</text:span></text:a>.</text:p>
      <text:p text:style-name="P47"/>
      <text:p text:style-name="P47"><text:a xlink:type="simple" xlink:href="https://developer.gnome.org/glib/stable/glib-Basic-Types.html#gint">gint</text:a></text:p>
      <text:p text:style-name="P54">(*GCompareFunc) (<text:a xlink:type="simple" xlink:href="https://developer.gnome.org/glib/stable/glib-Basic-Types.html#gconstpointer"><text:span text:style-name="Source_20_Text">gconstpointer</text:span></text:a><text:span text:style-name="Source_20_Text"> a</text:span>,</text:p>
      <text:p text:style-name="P52"><text:s text:c="17"/><text:a xlink:type="simple" xlink:href="https://developer.gnome.org/glib/stable/glib-Basic-Types.html#gconstpointer"><text:span text:style-name="Source_20_Text">gconstpointer</text:span></text:a><text:span text:style-name="Source_20_Text"> b</text:span>);</text:p>
      <text:p text:style-name="P40"/>
      <text:p text:style-name="P40"/>
      <text:h text:style-name="P87" text:outline-level="1">Utility: Random number generators</text:h>
      <text:h text:style-name="Heading_20_2" text:outline-level="2"><text:a xlink:type="simple" xlink:href="https://developer.gnome.org/glib/stable/glib-Random-Numbers.html#g-random-double"><text:span text:style-name="T41">g_random_double()</text:span></text:a></text:h>
      <text:p text:style-name="P18"><text:span text:style-name="T15">Returns a random </text:span><text:a xlink:type="simple" xlink:href="https://developer.gnome.org/glib/stable/glib-Basic-Types.html#gdouble"><text:span text:style-name="T15">gdouble</text:span></text:a><text:span text:style-name="T15"> equally distributed over the range [0..1).</text:span></text:p>
      <text:p text:style-name="P18"/>
      <text:p text:style-name="P55"><text:a xlink:type="simple" xlink:href="https://developer.gnome.org/glib/stable/glib-Basic-Types.html#gdouble">gdouble</text:a></text:p>
      <text:p text:style-name="P71">g_random_double (<text:span text:style-name="Emphasis"><text:span text:style-name="Source_20_Text">void</text:span></text:span>);</text:p>
      <text:h text:style-name="Heading_20_2" text:outline-level="2"><text:soft-page-break/><text:a xlink:type="simple" xlink:href="https://developer.gnome.org/glib/stable/glib-Random-Numbers.html#g-random-int-range">g_random_int_range()</text:a></text:h>
      <text:p text:style-name="P18"><text:span text:style-name="T14">Returns a random </text:span><text:span text:style-name="T15">int </text:span><text:span text:style-name="T14">equally distributed over the range [</text:span><text:span text:style-name="Source_20_Text"><text:span text:style-name="T14">begin</text:span></text:span><text:span text:style-name="T14"> ..</text:span><text:span text:style-name="Source_20_Text"><text:span text:style-name="T14">end</text:span></text:span><text:span text:style-name="T14"> -1].</text:span></text:p>
      <text:p text:style-name="P26"/>
      <text:p text:style-name="P49"><text:a xlink:type="simple" xlink:href="https://developer.gnome.org/glib/stable/glib-Basic-Types.html#gint32">gint32</text:a></text:p>
      <text:p text:style-name="Preformatted_20_Text">g_random_int_range (<text:a xlink:type="simple" xlink:href="https://developer.gnome.org/glib/stable/glib-Basic-Types.html#gint32"><text:span text:style-name="Emphasis"><text:span text:style-name="Source_20_Text">gint32</text:span></text:span></text:a><text:span text:style-name="Emphasis"><text:span text:style-name="Source_20_Text"> begin</text:span></text:span>,</text:p>
      <text:p text:style-name="P71"><text:s text:c="20"/><text:a xlink:type="simple" xlink:href="https://developer.gnome.org/glib/stable/glib-Basic-Types.html#gint32"><text:span text:style-name="Emphasis"><text:span text:style-name="Source_20_Text">gint32</text:span></text:span></text:a><text:span text:style-name="Emphasis"><text:span text:style-name="Source_20_Text"> end</text:span></text:span>);</text:p>
      <text:p text:style-name="P71"/>
      <text:h text:style-name="P87" text:outline-level="1">Utilit<text:span text:style-name="T49">y</text:span>: Timer</text:h>
      <text:h text:style-name="Heading_20_2" text:outline-level="2"><text:a xlink:type="simple" xlink:href="https://developer.gnome.org/glib/stable/glib-Timers.html#g-timer-new">g_timer_new()</text:a></text:h>
      <text:p text:style-name="P3">Creates a new <text:a xlink:type="simple" xlink:href="https://developer.gnome.org/glib/stable/glib-Timers.html#GTimer"><text:span text:style-name="T29">GT</text:span></text:a><text:a xlink:type="simple" xlink:href="https://developer.gnome.org/glib/stable/glib-Timers.html#GTimer">imer</text:a>, and starts timing.</text:p>
      <text:p text:style-name="P73"/>
      <text:p text:style-name="P56"><text:a xlink:type="simple" xlink:href="https://developer.gnome.org/glib/stable/glib-Timers.html#GTimer">GTimer</text:a>*</text:p>
      <text:p text:style-name="P71">g_timer_new (<text:span text:style-name="Emphasis"><text:span text:style-name="Source_20_Text">void</text:span></text:span>);</text:p>
      <text:h text:style-name="Heading_20_2" text:outline-level="2"><text:a xlink:type="simple" xlink:href="https://developer.gnome.org/glib/stable/glib-Timers.html#g-timer-stop"><text:span text:style-name="T47">g_timer_stop()</text:span></text:a></text:h>
      <text:p text:style-name="P2">Marks an end time.</text:p>
      <text:p text:style-name="P74"/>
      <text:p text:style-name="P57">void</text:p>
      <text:p text:style-name="P71">g_timer_stop (<text:a xlink:type="simple" xlink:href="https://developer.gnome.org/glib/stable/glib-Timers.html#GTimer"><text:span text:style-name="Emphasis"><text:span text:style-name="Source_20_Text">GTimer</text:span></text:span></text:a><text:span text:style-name="Emphasis"><text:span text:style-name="Source_20_Text"> *timer</text:span></text:span>);</text:p>
      <text:h text:style-name="Heading_20_2" text:outline-level="2"><text:a xlink:type="simple" xlink:href="https://developer.gnome.org/glib/stable/glib-Timers.html#g-timer-elapsed"><text:span text:style-name="T2">g_timer_elapsed()</text:span></text:a></text:h>
      <text:p text:style-name="P15"><text:span text:style-name="T25">If </text:span><text:a xlink:type="simple" xlink:href="https://developer.gnome.org/glib/stable/glib-Timers.html#GTimer"><text:span text:style-name="T26">GTimer</text:span></text:a><text:span text:style-name="T26"> </text:span><text:span text:style-name="T25">has been stopped, obtains the elapsed time between the time it was started and the time it was stopped.</text:span></text:p>
      <text:p text:style-name="P13"/>
      <text:p text:style-name="P65"><text:a xlink:type="simple" xlink:href="https://developer.gnome.org/glib/stable/glib-Basic-Types.html#gdouble"><text:span text:style-name="T14">gdouble</text:span></text:a></text:p>
      <text:p text:style-name="Preformatted_20_Text">g_timer_elapsed (<text:a xlink:type="simple" xlink:href="https://developer.gnome.org/glib/stable/glib-Timers.html#GTimer"><text:span text:style-name="Emphasis"><text:span text:style-name="Source_20_Text">GTimer</text:span></text:span></text:a><text:span text:style-name="Emphasis"><text:span text:style-name="Source_20_Text"> *timer</text:span></text:span>,</text:p>
      <text:p text:style-name="P71"><text:s text:c="17"/><text:a xlink:type="simple" xlink:href="https://developer.gnome.org/glib/stable/glib-Basic-Types.html#gulong"><text:span text:style-name="Emphasis"><text:span text:style-name="Source_20_Text">gulong</text:span></text:span></text:a><text:span text:style-name="Emphasis"><text:span text:style-name="Source_20_Text"> *microseconds</text:span></text:span>);</text:p>
      <text:h text:style-name="Heading_20_2" text:outline-level="2"><text:a xlink:type="simple" xlink:href="https://developer.gnome.org/glib/stable/glib-Timers.html#g-timer-reset">g_timer_reset()</text:a></text:h>
      <text:p text:style-name="P13">Resets timer .</text:p>
      <text:p text:style-name="P62"/>
      <text:p text:style-name="P56">void</text:p>
      <text:p text:style-name="P71">g_timer_reset (<text:a xlink:type="simple" xlink:href="https://developer.gnome.org/glib/stable/glib-Timers.html#GTimer"><text:span text:style-name="Emphasis"><text:span text:style-name="Source_20_Text">GTimer</text:span></text:span></text:a><text:span text:style-name="Emphasis"><text:span text:style-name="Source_20_Text"> *timer</text:span></text:span>);</text:p>
      <text:h text:style-name="Heading_20_2" text:outline-level="2"><text:a xlink:type="simple" xlink:href="https://developer.gnome.org/glib/stable/glib-Timers.html#g-timer-destroy">g_timer_destroy()</text:a></text:h>
      <text:p text:style-name="P13">Destroys a timer, freeing associated resources.</text:p>
      <text:p text:style-name="P65"/>
      <text:p text:style-name="P56">void</text:p>
      <text:p text:style-name="P71">g_timer_destroy (<text:a xlink:type="simple" xlink:href="https://developer.gnome.org/glib/stable/glib-Timers.html#GTimer"><text:span text:style-name="Emphasis"><text:span text:style-name="Source_20_Text">GTimer</text:span></text:span></text:a><text:span text:style-name="Emphasis"><text:span text:style-name="Source_20_Text"> *timer</text:span></text:span>);</text:p>
      <text:h text:style-name="P87" text:outline-level="1"><text:soft-page-break/>Data structure: Arrays</text:h>
      <text:h text:style-name="Heading_20_2" text:outline-level="2"><text:a xlink:type="simple" xlink:href="https://developer.gnome.org/glib/stable/glib-Arrays.html#g-array-new">g_array_new()</text:a></text:h>
      <text:p text:style-name="P7">Creates a new <text:a xlink:type="simple" xlink:href="https://developer.gnome.org/glib/stable/glib-Arrays.html#GArray">GArray</text:a>.</text:p>
      <text:p text:style-name="P63"/>
      <text:p text:style-name="P63"><text:a xlink:type="simple" xlink:href="https://developer.gnome.org/glib/stable/glib-Arrays.html#GArray">GArray</text:a>*</text:p>
      <text:p text:style-name="Preformatted_20_Text">g_array_new (<text:a xlink:type="simple" xlink:href="https://developer.gnome.org/glib/stable/glib-Basic-Types.html#gboolean"><text:span text:style-name="Emphasis"><text:span text:style-name="Source_20_Text">gboolean</text:span></text:span></text:a><text:span text:style-name="Emphasis"><text:span text:style-name="Source_20_Text"> zero_terminated</text:span></text:span>,</text:p>
      <text:p text:style-name="Preformatted_20_Text"><text:s text:c="13"/><text:a xlink:type="simple" xlink:href="https://developer.gnome.org/glib/stable/glib-Basic-Types.html#gboolean"><text:span text:style-name="Emphasis"><text:span text:style-name="Source_20_Text">gboolean</text:span></text:span></text:a><text:span text:style-name="Emphasis"><text:span text:style-name="Source_20_Text"> clear_</text:span></text:span>,</text:p>
      <text:p text:style-name="P71"><text:s text:c="13"/><text:a xlink:type="simple" xlink:href="https://developer.gnome.org/glib/stable/glib-Basic-Types.html#guint"><text:span text:style-name="Emphasis"><text:span text:style-name="Source_20_Text">guint</text:span></text:span></text:a><text:span text:style-name="Emphasis"><text:span text:style-name="Source_20_Text"> element_size</text:span></text:span>);</text:p>
      <text:h text:style-name="Heading_20_2" text:outline-level="2"><text:a xlink:type="simple" xlink:href="https://developer.gnome.org/glib/stable/glib-Arrays.html#g-array-append-val"><text:span text:style-name="T8">g_array_append_val()</text:span></text:a></text:h>
      <text:p text:style-name="P36">Adds the value to the end of the dynamic array.</text:p>
      <text:p text:style-name="P36"/>
      <text:p text:style-name="P95">#define <text:s text:c="12"/>g_array_append_val(a,v)</text:p>
      <text:p text:style-name="P25"/>
      <text:h text:style-name="Heading_20_2" text:outline-level="2"><text:a xlink:type="simple" xlink:href="https://developer.gnome.org/glib/stable/glib-Arrays.html#g-array-sort">g_array_sort()</text:a></text:h>
      <text:p text:style-name="P34">Sorts the given <text:a xlink:type="simple" xlink:href="https://developer.gnome.org/glib/stable/glib-Arrays.html#GArray">G</text:a><text:a xlink:type="simple" xlink:href="https://developer.gnome.org/glib/stable/glib-Arrays.html#GArray"><text:span text:style-name="T9">Array</text:span></text:a> according to the given comparison function.</text:p>
      <text:p text:style-name="P16"/>
      <text:p text:style-name="P60">void</text:p>
      <text:p text:style-name="Preformatted_20_Text">g_array_sort (<text:a xlink:type="simple" xlink:href="https://developer.gnome.org/glib/stable/glib-Arrays.html#GArray"><text:span text:style-name="Emphasis"><text:span text:style-name="Source_20_Text">GArray</text:span></text:span></text:a><text:span text:style-name="Emphasis"><text:span text:style-name="Source_20_Text"> *array</text:span></text:span>,</text:p>
      <text:p text:style-name="P71"><text:s text:c="14"/><text:a xlink:type="simple" xlink:href="https://developer.gnome.org/glib/stable/glib-Doubly-Linked-Lists.html#GCompareFunc"><text:span text:style-name="Emphasis"><text:span text:style-name="Source_20_Text">GCompareFunc</text:span></text:span></text:a><text:span text:style-name="Emphasis"><text:span text:style-name="Source_20_Text"> compare_func</text:span></text:span>);</text:p>
      <text:p text:style-name="P71"/>
      <text:h text:style-name="Heading_20_2" text:outline-level="2">find_element()</text:h>
      <text:p text:style-name="P36">Searches for element x in a <text:a xlink:type="simple" xlink:href="https://developer.gnome.org/glib/stable/glib-Arrays.html#GArray">GArray</text:a> and prints if it is found or not.</text:p>
      <text:p text:style-name="P67"/>
      <text:p text:style-name="P61">void</text:p>
      <text:p text:style-name="P69"><text:span text:style-name="T45">find</text:span>_<text:span text:style-name="T45">element </text:span>(<text:span text:style-name="T18">int x, </text:span></text:p>
      <text:p text:style-name="P69"><text:span text:style-name="Source_20_Text"><text:span text:style-name="T14"><text:tab/><text:tab/> <text:s/></text:span></text:span><text:a xlink:type="simple" xlink:href="https://developer.gnome.org/glib/stable/glib-Arrays.html#GArray"><text:span text:style-name="Source_20_Text"><text:span text:style-name="T14">GArray</text:span></text:span></text:a><text:span text:style-name="Source_20_Text"><text:span text:style-name="T14"> *array</text:span></text:span><text:span text:style-name="T23">);</text:span></text:p>
      <text:p text:style-name="P4"/>
      <text:h text:style-name="Heading_20_2" text:outline-level="2">print_array()</text:h>
      <text:p text:style-name="P8">Prints the elements of the given <text:a xlink:type="simple" xlink:href="https://developer.gnome.org/glib/stable/glib-Arrays.html#GArray">GArray</text:a>.</text:p>
      <text:p text:style-name="P67"/>
      <text:p text:style-name="P96"><text:span text:style-name="T7">v</text:span><text:span text:style-name="T6">oid</text:span></text:p>
      <text:p text:style-name="P70"><text:span text:style-name="T46">print</text:span>_<text:span text:style-name="T46">array </text:span>(<text:a xlink:type="simple" xlink:href="https://developer.gnome.org/glib/stable/glib-Arrays.html#GArray"><text:span text:style-name="Source_20_Text"><text:span text:style-name="T14">GArray</text:span></text:span></text:a><text:span text:style-name="Source_20_Text"><text:span text:style-name="T14"> *array</text:span></text:span><text:span text:style-name="T23">);</text:span></text:p>
      <text:p text:style-name="P5"/>
      <text:h text:style-name="Heading_20_2" text:outline-level="2"><text:a xlink:type="simple" xlink:href="https://developer.gnome.org/glib/stable/glib-Arrays.html#g-array-index">g_array_index(</text:a><text:a xlink:type="simple" xlink:href="https://developer.gnome.org/glib/stable/glib-Arrays.html#g-array-index">)</text:a></text:h>
      <text:p text:style-name="P8">Returns the element of <text:a xlink:type="simple" xlink:href="https://developer.gnome.org/glib/stable/glib-Arrays.html#GArray">GArray</text:a> at <text:span text:style-name="T46">an </text:span>index.</text:p>
      <text:p text:style-name="P8"/>
      <text:p text:style-name="P64">#define<text:tab/>g_array_index(<text:a xlink:type="simple" xlink:href="https://developer.gnome.org/glib/stable/glib-Arrays.html#GArray"><text:span text:style-name="T46">GArray</text:span></text:a><text:span text:style-name="T46"> * </text:span>a<text:span text:style-name="T46">rray</text:span>,</text:p>
      <text:p text:style-name="P64"><text:span text:style-name="T46"><text:tab/><text:tab/><text:tab/><text:tab/> <text:s/></text:span><text:a xlink:type="simple" xlink:href="https://developer.gnome.org/glib/stable/glib-Basic-Types.html#guint"><text:span text:style-name="T46">guint</text:span></text:a> <text:span text:style-name="T48">element_size</text:span>, </text:p>
      <text:p text:style-name="P64"><text:span text:style-name="T46"><text:tab/><text:tab/><text:tab/><text:tab/> <text:s/></text:span><text:a xlink:type="simple" xlink:href="https://developer.gnome.org/glib/stable/glib-Basic-Types.html#guint"><text:span text:style-name="T46">guint</text:span></text:a><text:span text:style-name="T46"> </text:span>i<text:span text:style-name="T46">ndex</text:span>);</text:p>
      <text:h text:style-name="Heading_20_2" text:outline-level="2"><text:soft-page-break/>array_print_2d()</text:h>
      <text:p text:style-name="P37">Prints the 2 dimensional array.</text:p>
      <text:p text:style-name="P27"/>
      <text:p text:style-name="P96"><text:span text:style-name="T7">v</text:span><text:span text:style-name="T6">oid</text:span></text:p>
      <text:p text:style-name="P70"><text:span text:style-name="T46">array_print</text:span>_<text:span text:style-name="T46">2d </text:span>(<text:a xlink:type="simple" xlink:href="https://developer.gnome.org/glib/stable/glib-Arrays.html#GArray"><text:span text:style-name="Source_20_Text"><text:span text:style-name="T14">GArray</text:span></text:span></text:a><text:span text:style-name="Source_20_Text"><text:span text:style-name="T14"> *array</text:span></text:span></text:p>
      <text:p text:style-name="P70"><text:span text:style-name="Source_20_Text"><text:span text:style-name="T23"><text:tab/> <text:s text:c="4"/><text:tab/> <text:s text:c="3"/></text:span></text:span><text:span text:style-name="Source_20_Text"><text:span text:style-name="T27">int</text:span></text:span><text:span text:style-name="Source_20_Text"><text:span text:style-name="T23"> </text:span></text:span><text:span text:style-name="Source_20_Text"><text:span text:style-name="T28">row,</text:span></text:span></text:p>
      <text:p text:style-name="P70"><text:span text:style-name="Source_20_Text"><text:span text:style-name="T23"><text:tab/><text:tab/> <text:s text:c="3"/></text:span></text:span><text:span text:style-name="Source_20_Text"><text:span text:style-name="T28">int col</text:span></text:span><text:span text:style-name="T23">);</text:span></text:p>
      <text:p text:style-name="P85"/>
      <text:h text:style-name="Heading_20_2" text:outline-level="2">array_trace_2d()</text:h>
      <text:p text:style-name="P38">Calculates the trace of <text:span text:style-name="T39">a two dimensional</text:span> <text:span text:style-name="T46">square </text:span>matrix <text:span text:style-name="T39">stored in a one dimensional array</text:span>.</text:p>
      <text:p text:style-name="P28"/>
      <text:p text:style-name="P97"><text:span text:style-name="T7">i</text:span><text:span text:style-name="T3">nt</text:span></text:p>
      <text:p text:style-name="P70"><text:span text:style-name="T46">array_print</text:span>_<text:span text:style-name="T46">2d </text:span>(<text:a xlink:type="simple" xlink:href="https://developer.gnome.org/glib/stable/glib-Arrays.html#GArray"><text:span text:style-name="Source_20_Text"><text:span text:style-name="T14">GArray</text:span></text:span></text:a><text:span text:style-name="Source_20_Text"><text:span text:style-name="T14"> *array</text:span></text:span></text:p>
      <text:p text:style-name="P70"><text:span text:style-name="Source_20_Text"><text:span text:style-name="T23"><text:tab/><text:tab/> <text:s text:c="3"/></text:span></text:span><text:span text:style-name="Source_20_Text"><text:span text:style-name="T28">int row</text:span></text:span><text:span text:style-name="T23">);</text:span></text:p>
      <text:p text:style-name="P86"/>
      <text:p text:style-name="P86"/>
      <text:p text:style-name="P86"/>
      <text:p text:style-name="P86"/>
      <text:p text:style-name="P86"/>
      <text:h text:style-name="P91" text:outline-level="1"><text:span text:style-name="T20">Data structure: Balanced BST</text:span><text:span text:style-name="T52"></text:span></text:h>
      <text:h text:style-name="Heading_20_2" text:outline-level="2"><text:span text:style-name="T50">balanced_bst_new()</text:span></text:h>
      <text:p text:style-name="Standard"><text:span text:style-name="T20">Creates a new balanced bst and returns a pointer to it</text:span><text:span text:style-name="T50"></text:span></text:p>
      <text:p text:style-name="P81"/>
      <text:p text:style-name="P81"><text:span text:style-name="T56">Bst</text:span><text:span text:style-name="T54"> </text:span><text:span text:style-name="T56">*</text:span></text:p>
      <text:p text:style-name="P81"><text:span text:style-name="T54">balanced_bst_new ();</text:span><text:span text:style-name="T50"></text:span></text:p>
      <text:p text:style-name="Standard"/>
      <text:h text:style-name="Heading_20_2" text:outline-level="2"><text:span text:style-name="T50">balanced_bst_insert_file()</text:span></text:h>
      <text:p text:style-name="P78"><text:span text:style-name="T50">Inserts elements from a file to the tree</text:span></text:p>
      <text:p text:style-name="P78"/>
      <text:p text:style-name="P83"><text:span text:style-name="T24">gboolean</text:span></text:p>
      <text:p text:style-name="P83"><text:span text:style-name="T50">balanced_bst_insert_file (</text:span><text:span text:style-name="T20">Bst * tree, </text:span></text:p>
      <text:p text:style-name="P83"><text:span text:style-name="T20"><text:tab/><text:tab/><text:tab/><text:tab/> <text:s/>const char * in_file</text:span><text:span text:style-name="T50">);</text:span></text:p>
      <text:p text:style-name="Standard"/>
      <text:h text:style-name="Heading_20_2" text:outline-level="2"><text:span text:style-name="T50">balanced_bst_insert()</text:span></text:h>
      <text:p text:style-name="Standard"><text:span text:style-name="T20">Inserts an element into the tree and balances the tree</text:span><text:span text:style-name="T50"></text:span></text:p>
      <text:p text:style-name="P83"/>
      <text:p text:style-name="P83"><text:span text:style-name="T24">gboolean</text:span></text:p>
      <text:p text:style-name="P83"><text:span text:style-name="T50">balanced_bst_insert (</text:span><text:span text:style-name="T20">Bst * tree,</text:span></text:p>
      <text:p text:style-name="P83"><text:span text:style-name="T20"><text:tab/><text:tab/><text:tab/> <text:s text:c="2"/>int element</text:span><text:span text:style-name="T50">);</text:span></text:p>
      <text:p text:style-name="P82"><text:span text:style-name="T50"></text:span></text:p>
      <text:h text:style-name="Heading_20_2" text:outline-level="2"><text:soft-page-break/><text:span text:style-name="T50">balanced_bst_search()</text:span></text:h>
      <text:p text:style-name="Standard"><text:span text:style-name="T20">Searches for an element in the tree</text:span><text:span text:style-name="T50"></text:span></text:p>
      <text:p text:style-name="P83"/>
      <text:p text:style-name="P83"><text:span text:style-name="T24">gboolean</text:span></text:p>
      <text:p text:style-name="P83"><text:span text:style-name="T50">balanced_bst_search (</text:span><text:span text:style-name="T20">Bst * tree, </text:span></text:p>
      <text:p text:style-name="P81"><text:span text:style-name="T55"><text:tab/><text:tab/><text:tab/> <text:s text:c="2"/>int element</text:span><text:span text:style-name="T54">);</text:span></text:p>
      <text:p text:style-name="P81"><text:span text:style-name="T54"></text:span></text:p>
      <text:h text:style-name="Heading_20_2" text:outline-level="2"><text:span text:style-name="T50">balanced_bst_delete()</text:span></text:h>
      <text:p text:style-name="P81"><text:span text:style-name="T20">Deletes the element and balances the tree</text:span></text:p>
      <text:p text:style-name="P81"><text:span text:style-name="T50"></text:span></text:p>
      <text:p text:style-name="P83"><text:span text:style-name="T24">gboolean</text:span></text:p>
      <text:p text:style-name="P83"><text:span text:style-name="T50">balanced_bst_delete <text:s/>(</text:span><text:span text:style-name="T20">Bst * tree,</text:span></text:p>
      <text:p text:style-name="P83"><text:span text:style-name="T20"><text:tab/><text:tab/><text:tab/> <text:s text:c="3"/>int element</text:span><text:span text:style-name="T50">);</text:span></text:p>
      <text:p text:style-name="P82"><text:span text:style-name="T50"></text:span></text:p>
      <text:h text:style-name="Heading_20_2" text:outline-level="2"><text:span text:style-name="T50">balanced_bst_inorder()</text:span></text:h>
      <text:p text:style-name="Standard"><text:span text:style-name="T20">Prints the inorder traversal of the tree</text:span><text:span text:style-name="T50"></text:span></text:p>
      <text:p text:style-name="Standard"/>
      <text:p text:style-name="P83"><text:span text:style-name="T24">void</text:span></text:p>
      <text:p text:style-name="P83"><text:span text:style-name="T50">balanced_bst_inorder (Bst * tree);</text:span></text:p>
      <text:p text:style-name="P84"><text:span text:style-name="T50"></text:span></text:p>
      <text:h text:style-name="P94" text:outline-level="2"><text:span text:style-name="T50">balanced_bst_preoder()</text:span></text:h>
      <text:p text:style-name="Standard"><text:span text:style-name="T20">Prints the preorder traversal of the tree</text:span><text:span text:style-name="T50"></text:span></text:p>
      <text:p text:style-name="Standard"/>
      <text:p text:style-name="P83"><text:span text:style-name="T24">void</text:span></text:p>
      <text:p text:style-name="P83"><text:span text:style-name="T50">balanced_bst_preorder (Bst * tree);</text:span></text:p>
      <text:p text:style-name="P83"/>
      <text:h text:style-name="Heading_20_2" text:outline-level="2"><text:span text:style-name="T50">balanced_bst_postorder()</text:span></text:h>
      <text:p text:style-name="P78"><text:span text:style-name="T50">Prints the postorder traversal of the tree</text:span></text:p>
      <text:p text:style-name="Standard"/>
      <text:p text:style-name="P83"><text:span text:style-name="T24">void</text:span></text:p>
      <text:p text:style-name="P83"><text:span text:style-name="T50">balanced_bst_postorder (Bst * tree);</text:span></text:p>
      <text:p text:style-name="P83"/>
      <text:p text:style-name="P83"/>
      <text:p text:style-name="P83"/>
      <text:p text:style-name="P83"/>
      <text:h text:style-name="P92" text:outline-level="1"><text:span text:style-name="T20">Data structure: BST</text:span><text:span text:style-name="T52"></text:span></text:h>
      <text:h text:style-name="P93" text:outline-level="2"><text:span text:style-name="T50">bst_new()</text:span></text:h>
      <text:p text:style-name="P81"><text:span text:style-name="T20">Creates a new </text:span><text:span text:style-name="T21">un</text:span><text:span text:style-name="T20">balanced bst and returns a pointer to it</text:span><text:span text:style-name="T50"></text:span></text:p>
      <text:p text:style-name="P81"/>
      <text:p text:style-name="P81"><text:span text:style-name="T56">Bst</text:span><text:span text:style-name="T54"> </text:span><text:span text:style-name="T56">*</text:span></text:p>
      <text:p text:style-name="P81"><text:span text:style-name="T54">bst_new ();</text:span><text:span text:style-name="T50"></text:span></text:p>
      <text:p text:style-name="P81"/>
      <text:h text:style-name="P93" text:outline-level="2"><text:soft-page-break/><text:span text:style-name="T50">bst_insert_file()</text:span></text:h>
      <text:p text:style-name="P79"><text:span text:style-name="T50">Inserts elements from a file to the tree</text:span></text:p>
      <text:p text:style-name="P79"/>
      <text:p text:style-name="P83"><text:span text:style-name="T24">gboolean</text:span></text:p>
      <text:p text:style-name="P83"><text:span text:style-name="T50">bst_insert_file (</text:span><text:span text:style-name="T20">Bst * tree, </text:span></text:p>
      <text:p text:style-name="P83"><text:span text:style-name="T20"><text:tab/><text:tab/> <text:s text:c="4"/>const char * in_file</text:span><text:span text:style-name="T50">);</text:span></text:p>
      <text:p text:style-name="P81"/>
      <text:h text:style-name="P93" text:outline-level="2"><text:span text:style-name="T50">bst_insert()</text:span></text:h>
      <text:p text:style-name="P81"><text:span text:style-name="T20">Inserts an element into the tree and balances the tree</text:span><text:span text:style-name="T50"></text:span></text:p>
      <text:p text:style-name="P83"/>
      <text:p text:style-name="P83"><text:span text:style-name="T24">gboolean</text:span></text:p>
      <text:p text:style-name="P83"><text:span text:style-name="T50">bst_insert (</text:span><text:span text:style-name="T20">Bst * tree,</text:span></text:p>
      <text:p text:style-name="P83"><text:span text:style-name="T20"><text:s text:c="5"/><text:tab/> <text:s text:c="5"/>int element</text:span><text:span text:style-name="T50">);</text:span></text:p>
      <text:p text:style-name="P83"><text:span text:style-name="T50"></text:span></text:p>
      <text:h text:style-name="P93" text:outline-level="2"><text:span text:style-name="T50">bst_search()</text:span></text:h>
      <text:p text:style-name="P81"><text:span text:style-name="T20">Searches for an element in the tree</text:span><text:span text:style-name="T50"></text:span></text:p>
      <text:p text:style-name="P83"/>
      <text:p text:style-name="P83"><text:span text:style-name="T24">gboolean</text:span></text:p>
      <text:p text:style-name="P83"><text:span text:style-name="T50">bst_search<text:tab/>(</text:span><text:span text:style-name="T20">Bst * tree, </text:span></text:p>
      <text:p text:style-name="P81"><text:span text:style-name="T55"><text:tab/><text:tab/> int element</text:span><text:span text:style-name="T54">);</text:span></text:p>
      <text:p text:style-name="P81"><text:span text:style-name="T54"></text:span></text:p>
      <text:h text:style-name="P93" text:outline-level="2"><text:span text:style-name="T50">bst_delete()</text:span></text:h>
      <text:p text:style-name="P81"><text:span text:style-name="T20">Deletes the element and balances the tree</text:span></text:p>
      <text:p text:style-name="P81"><text:span text:style-name="T50"></text:span></text:p>
      <text:p text:style-name="P83"><text:span text:style-name="T24">gboolean</text:span></text:p>
      <text:p text:style-name="P83"><text:span text:style-name="T50">bst_delete<text:tab/>(</text:span><text:span text:style-name="T20">Bst * tree,</text:span></text:p>
      <text:p text:style-name="P83"><text:span text:style-name="T20"><text:tab/> <text:s/><text:tab/> int element</text:span><text:span text:style-name="T50">);</text:span></text:p>
      <text:p text:style-name="P83"><text:span text:style-name="T50"></text:span></text:p>
      <text:h text:style-name="P93" text:outline-level="2"><text:span text:style-name="T50">bst_inorder()</text:span></text:h>
      <text:p text:style-name="P81"><text:span text:style-name="T20">Prints the inorder traversal of the tree</text:span><text:span text:style-name="T50"></text:span></text:p>
      <text:p text:style-name="P81"/>
      <text:p text:style-name="P83"><text:span text:style-name="T24">void</text:span></text:p>
      <text:p text:style-name="P83"><text:span text:style-name="T50">bst_inorder (Bst * tree);</text:span></text:p>
      <text:p text:style-name="P83"/>
      <text:h text:style-name="P93" text:outline-level="2"><text:span text:style-name="T50">bst_preoder()</text:span></text:h>
      <text:p text:style-name="P81"><text:span text:style-name="T20">Prints the preorder traversal of the tree</text:span><text:span text:style-name="T50"></text:span></text:p>
      <text:p text:style-name="P81"/>
      <text:p text:style-name="P83"><text:span text:style-name="T24">void</text:span></text:p>
      <text:p text:style-name="P83"><text:span text:style-name="T50">bst_preorder (Bst * tree);</text:span></text:p>
      <text:p text:style-name="P83"/>
      <text:h text:style-name="P93" text:outline-level="2"><text:span text:style-name="T50">bst_postorder()</text:span></text:h>
      <text:p text:style-name="P79"><text:span text:style-name="T50">Prints the postorder traversal of the tree</text:span></text:p>
      <text:p text:style-name="P81"/>
      <text:p text:style-name="P83"><text:soft-page-break/><text:span text:style-name="T24">void</text:span></text:p>
      <text:p text:style-name="P83"><text:span text:style-name="T20">bst_postorder (Bst * tree);</text:span></text:p>
      <text:p text:style-name="P83"/>
      <text:p text:style-name="P83"><text:span text:style-name="T20"/></text:p>
      <text:h text:style-name="P88" text:outline-level="1"><text:span text:style-name="T50">D</text:span>ata structure: Hashtables</text:h>
      <text:h text:style-name="Heading_20_2" text:outline-level="2"><text:a xlink:type="simple" xlink:href="https://developer.gnome.org/glib/stable/glib-Hash-Tables.html#g-hash-table-new">g_hash_table_new()</text:a></text:h>
      <text:p text:style-name="P9">Creates a new <text:a xlink:type="simple" xlink:href="https://developer.gnome.org/glib/stable/glib-Hash-Tables.html#GHashTable">G</text:a><text:a xlink:type="simple" xlink:href="https://developer.gnome.org/glib/stable/glib-Hash-Tables.html#GHashTable"><text:span text:style-name="T44">H</text:span></text:a><text:a xlink:type="simple" xlink:href="https://developer.gnome.org/glib/stable/glib-Hash-Tables.html#GHashTable">ashTable</text:a> with the given hash function and comparison function.</text:p>
      <text:p text:style-name="P66"/>
      <text:p text:style-name="P66"><text:a xlink:type="simple" xlink:href="https://developer.gnome.org/glib/stable/glib-Hash-Tables.html#GHashTable"><text:span text:style-name="T14">G</text:span></text:a><text:a xlink:type="simple" xlink:href="https://developer.gnome.org/glib/stable/glib-Hash-Tables.html#GHashTable"><text:span text:style-name="T17">H</text:span></text:a><text:a xlink:type="simple" xlink:href="https://developer.gnome.org/glib/stable/glib-Hash-Tables.html#GHashTable"><text:span text:style-name="T14">ashTable</text:span></text:a><text:span text:style-name="T14">*</text:span></text:p>
      <text:p text:style-name="Preformatted_20_Text">g_hash_table_new (<text:a xlink:type="simple" xlink:href="https://developer.gnome.org/glib/stable/glib-Hash-Tables.html#GHashFunc"><text:span text:style-name="Emphasis"><text:span text:style-name="Source_20_Text">GHashFunc</text:span></text:span></text:a><text:span text:style-name="Emphasis"><text:span text:style-name="Source_20_Text"> hash_func</text:span></text:span>,</text:p>
      <text:p text:style-name="P71"><text:s text:c="18"/><text:a xlink:type="simple" xlink:href="https://developer.gnome.org/glib/stable/glib-Hash-Tables.html#GEqualFunc"><text:span text:style-name="Emphasis"><text:span text:style-name="Source_20_Text">GEqualFunc</text:span></text:span></text:a><text:span text:style-name="Emphasis"><text:span text:style-name="Source_20_Text"> key_equal_func</text:span></text:span>);</text:p>
      <text:p text:style-name="P71"/>
      <text:h text:style-name="Heading_20_2" text:outline-level="2"><text:a xlink:type="simple" xlink:href="https://developer.gnome.org/glib/stable/glib-Hash-Tables.html#g-str-hash"><text:span text:style-name="T4">g_str_hash</text:span></text:a><text:a xlink:type="simple" xlink:href="https://developer.gnome.org/glib/stable/glib-Hash-Tables.html#g-str-hash"><text:span text:style-name="T5">(</text:span></text:a><text:a xlink:type="simple" xlink:href="https://developer.gnome.org/glib/stable/glib-Hash-Tables.html#g-str-hash"><text:span text:style-name="T5">)</text:span></text:a></text:h>
      <text:p text:style-name="P1">Converts <text:span text:style-name="T10">the</text:span> string <text:span text:style-name="T44">v </text:span>to a hash value.</text:p>
      <text:p text:style-name="P54"/>
      <text:p text:style-name="P54"><text:a xlink:type="simple" xlink:href="https://developer.gnome.org/glib/stable/glib-Basic-Types.html#guint"><text:span text:style-name="T22">guint</text:span></text:a></text:p>
      <text:p text:style-name="P71">g_str_hash (<text:a xlink:type="simple" xlink:href="https://developer.gnome.org/glib/stable/glib-Basic-Types.html#gconstpointer"><text:span text:style-name="Emphasis"><text:span text:style-name="Source_20_Text">gconstpointer</text:span></text:span></text:a><text:span text:style-name="Emphasis"><text:span text:style-name="Source_20_Text"> v</text:span></text:span>);</text:p>
      <text:p text:style-name="P75"/>
      <text:h text:style-name="Heading_20_2" text:outline-level="2"><text:a xlink:type="simple" xlink:href="https://developer.gnome.org/glib/stable/glib-Hash-Tables.html#g-hash-table-insert">g_hash_table_insert()</text:a></text:h>
      <text:p text:style-name="P9">Inserts a key and value into the given <text:a xlink:type="simple" xlink:href="https://developer.gnome.org/glib/stable/glib-Hash-Tables.html#GHashTable">GHashTable</text:a>.</text:p>
      <text:p text:style-name="P66"/>
      <text:p text:style-name="P66"><text:a xlink:type="simple" xlink:href="https://developer.gnome.org/glib/stable/glib-Basic-Types.html#gboolean"><text:span text:style-name="T14">gboolean</text:span></text:a></text:p>
      <text:p text:style-name="Preformatted_20_Text">g_hash_table_insert (<text:a xlink:type="simple" xlink:href="https://developer.gnome.org/glib/stable/glib-Hash-Tables.html#GHashTable"><text:span text:style-name="Emphasis"><text:span text:style-name="Source_20_Text">GHashTable</text:span></text:span></text:a><text:span text:style-name="Emphasis"><text:span text:style-name="Source_20_Text"> *hash_table</text:span></text:span>,</text:p>
      <text:p text:style-name="Preformatted_20_Text"><text:s text:c="21"/><text:a xlink:type="simple" xlink:href="https://developer.gnome.org/glib/stable/glib-Basic-Types.html#gpointer"><text:span text:style-name="Emphasis"><text:span text:style-name="Source_20_Text">gpointer</text:span></text:span></text:a><text:span text:style-name="Emphasis"><text:span text:style-name="Source_20_Text"> key</text:span></text:span>,</text:p>
      <text:p text:style-name="P71"><text:s text:c="21"/><text:a xlink:type="simple" xlink:href="https://developer.gnome.org/glib/stable/glib-Basic-Types.html#gpointer"><text:span text:style-name="Emphasis"><text:span text:style-name="Source_20_Text">gpointer</text:span></text:span></text:a><text:span text:style-name="Emphasis"><text:span text:style-name="Source_20_Text"> value</text:span></text:span>);</text:p>
      <text:p text:style-name="P76"/>
      <text:h text:style-name="Heading_20_2" text:outline-level="2"><text:a xlink:type="simple" xlink:href="https://developer.gnome.org/glib/stable/glib-Hash-Tables.html#g-hash-table-remove">g_hash_table_remove()</text:a></text:h>
      <text:p text:style-name="P12">Removes the key-value pair associated with the key k from the <text:a xlink:type="simple" xlink:href="https://developer.gnome.org/glib/stable/glib-Hash-Tables.html#GHashTable">GHashTable</text:a> hash.</text:p>
      <text:p text:style-name="P66"/>
      <text:p text:style-name="P66"><text:a xlink:type="simple" xlink:href="https://developer.gnome.org/glib/stable/glib-Basic-Types.html#gboolean"><text:span text:style-name="T14">gboolean</text:span></text:a></text:p>
      <text:p text:style-name="Preformatted_20_Text">g_hash_table_remove (<text:a xlink:type="simple" xlink:href="https://developer.gnome.org/glib/stable/glib-Hash-Tables.html#GHashTable"><text:span text:style-name="Emphasis"><text:span text:style-name="Source_20_Text">GHashTable</text:span></text:span></text:a><text:span text:style-name="Emphasis"><text:span text:style-name="Source_20_Text"> *hash_table</text:span></text:span>,</text:p>
      <text:p text:style-name="P71"><text:s text:c="21"/><text:a xlink:type="simple" xlink:href="https://developer.gnome.org/glib/stable/glib-Basic-Types.html#gconstpointer"><text:span text:style-name="Emphasis"><text:span text:style-name="Source_20_Text">gconstpointer</text:span></text:span></text:a><text:span text:style-name="Emphasis"><text:span text:style-name="Source_20_Text"> key</text:span></text:span>);</text:p>
      <text:p text:style-name="P76"/>
      <text:h text:style-name="Heading_20_2" text:outline-level="2"><text:a xlink:type="simple" xlink:href="https://developer.gnome.org/glib/stable/glib-Hash-Tables.html#g-hash-table-contains">g_hash_table_contains</text:a><text:a xlink:type="simple" xlink:href="https://developer.gnome.org/glib/stable/glib-Hash-Tables.html#g-hash-table-contains"><text:span text:style-name="T43">(</text:span></text:a><text:a xlink:type="simple" xlink:href="https://developer.gnome.org/glib/stable/glib-Hash-Tables.html#g-hash-table-contains">)</text:a></text:h>
      <text:p text:style-name="P12">Checks if key k is in <text:a xlink:type="simple" xlink:href="https://developer.gnome.org/glib/stable/glib-Hash-Tables.html#GHashTable">GHashTable</text:a> hash.</text:p>
      <text:p text:style-name="P66"/>
      <text:p text:style-name="P66"><text:a xlink:type="simple" xlink:href="https://developer.gnome.org/glib/stable/glib-Basic-Types.html#gboolean"><text:span text:style-name="T14">gboolean</text:span></text:a></text:p>
      <text:p text:style-name="Preformatted_20_Text">g_hash_table_contains (<text:a xlink:type="simple" xlink:href="https://developer.gnome.org/glib/stable/glib-Hash-Tables.html#GHashTable"><text:span text:style-name="Emphasis"><text:span text:style-name="Source_20_Text">GHashTable</text:span></text:span></text:a><text:span text:style-name="Emphasis"><text:span text:style-name="Source_20_Text"> *hash_table</text:span></text:span>,</text:p>
      <text:p text:style-name="P71"><text:s text:c="23"/><text:a xlink:type="simple" xlink:href="https://developer.gnome.org/glib/stable/glib-Basic-Types.html#gconstpointer"><text:span text:style-name="Emphasis"><text:span text:style-name="Source_20_Text">gconstpointer</text:span></text:span></text:a><text:span text:style-name="Emphasis"><text:span text:style-name="Source_20_Text"> key</text:span></text:span>);</text:p>
      <text:p text:style-name="P76"><text:soft-page-break/></text:p>
      <text:h text:style-name="Heading_20_2" text:outline-level="2"><text:a xlink:type="simple" xlink:href="https://developer.gnome.org/glib/stable/glib-Hash-Tables.html#g-hash-table-lookup">g_hash_table_lookup()</text:a></text:h>
      <text:p text:style-name="P12">Returns a pointer to the key k in the <text:a xlink:type="simple" xlink:href="https://developer.gnome.org/glib/stable/glib-Hash-Tables.html#GHashTable">GHashTable</text:a> hash.</text:p>
      <text:p text:style-name="P66"/>
      <text:p text:style-name="P66"><text:a xlink:type="simple" xlink:href="https://developer.gnome.org/glib/stable/glib-Basic-Types.html#gpointer"><text:span text:style-name="T14">gpointer</text:span></text:a></text:p>
      <text:p text:style-name="Preformatted_20_Text">g_hash_table_lookup (<text:a xlink:type="simple" xlink:href="https://developer.gnome.org/glib/stable/glib-Hash-Tables.html#GHashTable"><text:span text:style-name="Emphasis"><text:span text:style-name="Source_20_Text">GHashTable</text:span></text:span></text:a><text:span text:style-name="Emphasis"><text:span text:style-name="Source_20_Text"> *hash_table</text:span></text:span>,</text:p>
      <text:p text:style-name="P71"><text:s text:c="21"/><text:a xlink:type="simple" xlink:href="https://developer.gnome.org/glib/stable/glib-Basic-Types.html#gconstpointer"><text:span text:style-name="Emphasis"><text:span text:style-name="Source_20_Text">gconstpointer</text:span></text:span></text:a><text:span text:style-name="Emphasis"><text:span text:style-name="Source_20_Text"> key</text:span></text:span>);</text:p>
      <text:p text:style-name="P71"/>
      <text:h text:style-name="Heading_20_2" text:outline-level="2"><text:a xlink:type="simple" xlink:href="https://developer.gnome.org/glib/stable/glib-Hash-Tables.html#g-hash-table-size">g_hash_table_size()</text:a></text:h>
      <text:p text:style-name="P12">Returns the size of the <text:a xlink:type="simple" xlink:href="https://developer.gnome.org/glib/stable/glib-Hash-Tables.html#GHashTable">GHashTable</text:a> hash.</text:p>
      <text:p text:style-name="P66"/>
      <text:p text:style-name="P66"><text:a xlink:type="simple" xlink:href="https://developer.gnome.org/glib/stable/glib-Basic-Types.html#guint"><text:span text:style-name="T14">guint</text:span></text:a></text:p>
      <text:p text:style-name="P71">g_hash_table_size (<text:a xlink:type="simple" xlink:href="https://developer.gnome.org/glib/stable/glib-Hash-Tables.html#GHashTable"><text:span text:style-name="Emphasis"><text:span text:style-name="Source_20_Text">GHashTable</text:span></text:span></text:a><text:span text:style-name="Emphasis"><text:span text:style-name="Source_20_Text"> *hash_table</text:span></text:span>);</text:p>
      <text:p text:style-name="P71"/>
      <text:h text:style-name="Heading_20_2" text:outline-level="2"><text:a xlink:type="simple" xlink:href="https://developer.gnome.org/glib/stable/glib-Hash-Tables.html#g-hash-table-foreach">g_hash_table_foreach()</text:a></text:h>
      <text:p text:style-name="P11"><text:span text:style-name="T11">C</text:span>alls the given function for each of the key/value pairs in the <text:a xlink:type="simple" xlink:href="https://developer.gnome.org/glib/stable/glib-Hash-Tables.html#GHashTable">GHashTable</text:a></text:p>
      <text:p text:style-name="P59"/>
      <text:p text:style-name="P59">void</text:p>
      <text:p text:style-name="Preformatted_20_Text">g_hash_table_foreach (<text:a xlink:type="simple" xlink:href="https://developer.gnome.org/glib/stable/glib-Hash-Tables.html#GHashTable"><text:span text:style-name="Emphasis"><text:span text:style-name="Source_20_Text">GHashTable</text:span></text:span></text:a><text:span text:style-name="Emphasis"><text:span text:style-name="Source_20_Text"> *hash_table</text:span></text:span>,</text:p>
      <text:p text:style-name="Preformatted_20_Text"><text:s text:c="22"/><text:a xlink:type="simple" xlink:href="https://developer.gnome.org/glib/stable/glib-Hash-Tables.html#GHFunc"><text:span text:style-name="Emphasis"><text:span text:style-name="Source_20_Text">GHFunc</text:span></text:span></text:a><text:span text:style-name="Emphasis"><text:span text:style-name="Source_20_Text"> func</text:span></text:span>,</text:p>
      <text:p text:style-name="P71"><text:s text:c="22"/><text:a xlink:type="simple" xlink:href="https://developer.gnome.org/glib/stable/glib-Basic-Types.html#gpointer"><text:span text:style-name="Emphasis"><text:span text:style-name="Source_20_Text">gpointer</text:span></text:span></text:a><text:span text:style-name="Emphasis"><text:span text:style-name="Source_20_Text"> user_data</text:span></text:span>);</text:p>
      <text:p text:style-name="P71"/>
      <text:h text:style-name="Heading_20_2" text:outline-level="2">hash_print()</text:h>
      <text:p text:style-name="P12">Utility function to print a key value pair in the format given by user_data.</text:p>
      <text:p text:style-name="P19"/>
      <text:p text:style-name="P19">void</text:p>
      <text:p text:style-name="P21">hash_print (<text:a xlink:type="simple" xlink:href="https://developer.gnome.org/glib/stable/glib-Basic-Types.html#gpointer"><text:span text:style-name="T14">gpointer</text:span></text:a><text:span text:style-name="T14"> key, </text:span></text:p>
      <text:p text:style-name="P20"><text:tab/><text:tab/><text:a xlink:type="simple" xlink:href="https://developer.gnome.org/glib/stable/glib-Basic-Types.html#gpointer">gpointer</text:a> val,</text:p>
      <text:p text:style-name="P22"><text:span text:style-name="T34"><text:tab/><text:tab/></text:span><text:a xlink:type="simple" xlink:href="https://developer.gnome.org/glib/stable/glib-Basic-Types.html#gpointer"><text:span text:style-name="T34">gpointer</text:span></text:a><text:span text:style-name="T34"> user_data</text:span><text:span text:style-name="T35">);</text:span></text:p>
      <text:p text:style-name="P21"/>
      <text:p text:style-name="P21"/>
      <text:h text:style-name="Heading_20_2" text:outline-level="2">hash_print_<text:span text:style-name="T11">file</text:span>()</text:h>
      <text:p text:style-name="P12">Utility function to print a key-value pairs to file represented by user_data.</text:p>
      <text:p text:style-name="P19"/>
      <text:p text:style-name="P19">void</text:p>
      <text:p text:style-name="P21">hash_print (<text:a xlink:type="simple" xlink:href="https://developer.gnome.org/glib/stable/glib-Basic-Types.html#gpointer"><text:span text:style-name="T14">gpointer</text:span></text:a><text:span text:style-name="T14"> key, </text:span></text:p>
      <text:p text:style-name="P20"><text:tab/><text:tab/><text:a xlink:type="simple" xlink:href="https://developer.gnome.org/glib/stable/glib-Basic-Types.html#gpointer">gpointer</text:a> val,</text:p>
      <text:p text:style-name="P14"><text:span text:style-name="T37"><text:tab/><text:tab/></text:span><text:a xlink:type="simple" xlink:href="https://developer.gnome.org/glib/stable/glib-Basic-Types.html#gpointer"><text:span text:style-name="T37">gpointer</text:span></text:a><text:span text:style-name="T37"> user_data</text:span><text:span text:style-name="T36">);</text:span></text:p>
      <text:p text:style-name="P21"/>
      <text:p text:style-name="P21"/>
      <text:h text:style-name="Heading_20_2" text:outline-level="2"><text:soft-page-break/><text:a xlink:type="simple" xlink:href="https://developer.gnome.org/glib/stable/glib-Hash-Tables.html#g-hash-table-destroy">g_hash_table_destroy()</text:a></text:h>
      <text:p text:style-name="P12">Destroys all keys and values in the <text:a xlink:type="simple" xlink:href="https://developer.gnome.org/glib/stable/glib-Hash-Tables.html#GHashTable">GHashTable</text:a>.</text:p>
      <text:p text:style-name="P12"/>
      <text:p text:style-name="P58">void</text:p>
      <text:p text:style-name="P71">g_hash_table_destroy (<text:a xlink:type="simple" xlink:href="https://developer.gnome.org/glib/stable/glib-Hash-Tables.html#GHashTable"><text:span text:style-name="Emphasis"><text:span text:style-name="Source_20_Text">GHashTable</text:span></text:span></text:a><text:span text:style-name="Emphasis"><text:span text:style-name="Source_20_Text"> *hash_table</text:span></text:span>);</text:p>
      <text:p text:style-name="P71"/>
      <text:p text:style-name="P71"/>
      <text:h text:style-name="P87" text:outline-level="1"><text:s/>Data structure: Singly Linked Lists</text:h>
      <text:h text:style-name="Heading_20_2" text:outline-level="2"><text:a xlink:type="simple" xlink:href="https://developer.gnome.org/glib/stable/glib-Singly-Linked-Lists.html#g-slist-append">g_slist_append()</text:a></text:h>
      <text:p text:style-name="P33">Adds <text:span text:style-name="T38">an</text:span> element into the end of <text:span text:style-name="T38">a</text:span> <text:a xlink:type="simple" xlink:href="https://developer.gnome.org/glib/stable/glib-Singly-Linked-Lists.html#GSList">GSList</text:a>.</text:p>
      <text:p text:style-name="P43"/>
      <text:p text:style-name="P43"><text:a xlink:type="simple" xlink:href="https://developer.gnome.org/glib/stable/glib-Singly-Linked-Lists.html#GSList">GSList</text:a>*</text:p>
      <text:p text:style-name="P53">g_slist_append (<text:a xlink:type="simple" xlink:href="https://developer.gnome.org/glib/stable/glib-Singly-Linked-Lists.html#GSList"><text:span text:style-name="Source_20_Text">GSList</text:span></text:a><text:span text:style-name="Source_20_Text"> *list</text:span>,</text:p>
      <text:p text:style-name="P72"><text:s text:c="16"/><text:a xlink:type="simple" xlink:href="https://developer.gnome.org/glib/stable/glib-Basic-Types.html#gpointer"><text:span text:style-name="Source_20_Text">gpointer</text:span></text:a><text:span text:style-name="Source_20_Text"> data</text:span>);</text:p>
      <text:p text:style-name="P72"/>
      <text:h text:style-name="Heading_20_2" text:outline-level="2"><text:a xlink:type="simple" xlink:href="https://developer.gnome.org/glib/stable/glib-Singly-Linked-Lists.html#g-slist-length">g_slist_length()</text:a></text:h>
      <text:p text:style-name="P33">Returns the length of the <text:a xlink:type="simple" xlink:href="https://developer.gnome.org/glib/stable/glib-Singly-Linked-Lists.html#GSList">GSList</text:a> represented by list.</text:p>
      <text:p text:style-name="P43"><text:a xlink:type="simple" xlink:href="https://developer.gnome.org/glib/stable/glib-Basic-Types.html#guint">guint</text:a></text:p>
      <text:p text:style-name="P72">g_slist_length (<text:a xlink:type="simple" xlink:href="https://developer.gnome.org/glib/stable/glib-Singly-Linked-Lists.html#GSList"><text:span text:style-name="Source_20_Text">GSList</text:span></text:a><text:span text:style-name="Source_20_Text"> *list</text:span>);</text:p>
      <text:p text:style-name="P72"/>
      <text:h text:style-name="Heading_20_2" text:outline-level="2"><text:a xlink:type="simple" xlink:href="https://developer.gnome.org/glib/stable/glib-Singly-Linked-Lists.html#g-slist-sort">g_slist_sort()</text:a></text:h>
      <text:p text:style-name="P35">Sorts the given string according to the given comparison function.</text:p>
      <text:p text:style-name="P48"/>
      <text:p text:style-name="P48"><text:a xlink:type="simple" xlink:href="https://developer.gnome.org/glib/stable/glib-Singly-Linked-Lists.html#GSList">GSList</text:a>*</text:p>
      <text:p text:style-name="Preformatted_20_Text">g_slist_sort (<text:a xlink:type="simple" xlink:href="https://developer.gnome.org/glib/stable/glib-Singly-Linked-Lists.html#GSList"><text:span text:style-name="Emphasis"><text:span text:style-name="Source_20_Text">GSList</text:span></text:span></text:a><text:span text:style-name="Emphasis"><text:span text:style-name="Source_20_Text"> *list</text:span></text:span>,</text:p>
      <text:p text:style-name="P71"><text:s text:c="14"/><text:a xlink:type="simple" xlink:href="https://developer.gnome.org/glib/stable/glib-Doubly-Linked-Lists.html#GCompareFunc"><text:span text:style-name="Emphasis"><text:span text:style-name="Source_20_Text">GCompareFunc</text:span></text:span></text:a><text:span text:style-name="Emphasis"><text:span text:style-name="Source_20_Text"> compare_func</text:span></text:span>);</text:p>
      <text:p text:style-name="P71"/>
      <text:p text:style-name="P71"/>
      <text:p text:style-name="P71"/>
      <text:h text:style-name="P89" text:outline-level="1"><text:soft-page-break/><text:s/>Data Structure: <text:span text:style-name="T50">S</text:span>trings</text:h>
      <text:h text:style-name="Heading_20_2" text:outline-level="2"><text:a xlink:type="simple" xlink:href="https://developer.gnome.org/glib/stable/glib-Strings.html#g-string-new"><text:span text:style-name="T22">g_string_new()</text:span></text:a></text:h>
      <text:p text:style-name="P18"><text:span text:style-name="T14">Creates a new </text:span><text:a xlink:type="simple" xlink:href="https://developer.gnome.org/glib/stable/glib-Strings.html#GString"><text:span text:style-name="T14">GString</text:span></text:a><text:span text:style-name="T14">, initialized with the given string.</text:span></text:p>
      <text:p text:style-name="P18"/>
      <text:p text:style-name="P55"><text:a xlink:type="simple" xlink:href="https://developer.gnome.org/glib/stable/glib-Strings.html#GString">GString</text:a>*</text:p>
      <text:p text:style-name="P71">g_string_new (<text:span text:style-name="Emphasis"><text:span text:style-name="Source_20_Text">const </text:span></text:span><text:a xlink:type="simple" xlink:href="https://developer.gnome.org/glib/stable/glib-Basic-Types.html#gchar"><text:span text:style-name="Emphasis"><text:span text:style-name="Source_20_Text">gchar</text:span></text:span></text:a><text:span text:style-name="Emphasis"><text:span text:style-name="Source_20_Text"> *init</text:span></text:span>);</text:p>
      <text:p text:style-name="P74"/>
      <text:h text:style-name="Heading_20_2" text:outline-level="2"><text:a xlink:type="simple" xlink:href="https://developer.gnome.org/glib/stable/glib-Strings.html#g-string-append">g_string_append()</text:a></text:h>
      <text:p text:style-name="P17"><text:span text:style-name="T25">Adds a string onto the end of a </text:span><text:a xlink:type="simple" xlink:href="https://developer.gnome.org/glib/stable/glib-Strings.html#GString"><text:span text:style-name="T25">GString</text:span></text:a><text:span text:style-name="T25">, expanding it if necessary.</text:span></text:p>
      <text:p text:style-name="P17"/>
      <text:p text:style-name="P68"><text:a xlink:type="simple" xlink:href="https://developer.gnome.org/glib/stable/glib-Strings.html#GString">GString</text:a>*</text:p>
      <text:p text:style-name="Preformatted_20_Text">g_string_append (<text:a xlink:type="simple" xlink:href="https://developer.gnome.org/glib/stable/glib-Strings.html#GString"><text:span text:style-name="Emphasis"><text:span text:style-name="Source_20_Text">GString</text:span></text:span></text:a><text:span text:style-name="Emphasis"><text:span text:style-name="Source_20_Text"> *string</text:span></text:span>,</text:p>
      <text:p text:style-name="P71"><text:s text:c="17"/><text:span text:style-name="Emphasis"><text:span text:style-name="Source_20_Text">const </text:span></text:span><text:a xlink:type="simple" xlink:href="https://developer.gnome.org/glib/stable/glib-Basic-Types.html#gchar"><text:span text:style-name="Emphasis"><text:span text:style-name="Source_20_Text">gchar</text:span></text:span></text:a><text:span text:style-name="Emphasis"><text:span text:style-name="Source_20_Text"> *val</text:span></text:span>);</text:p>
      <text:p text:style-name="P17"/>
      <text:h text:style-name="Heading_20_2" text:outline-level="2"><text:a xlink:type="simple" xlink:href="https://developer.gnome.org/glib/stable/glib-String-Utility-Functions.html#g-strstr-len">g_strstr_len</text:a><text:a xlink:type="simple" xlink:href="https://developer.gnome.org/glib/stable/glib-String-Utility-Functions.html#g-strstr-len"><text:span text:style-name="T49">(</text:span></text:a><text:a xlink:type="simple" xlink:href="https://developer.gnome.org/glib/stable/glib-String-Utility-Functions.html#g-strstr-len">)</text:a></text:h>
      <text:p text:style-name="P18"><text:span text:style-name="T14">Searches the string </text:span><text:span text:style-name="Source_20_Text"><text:span text:style-name="T19">haystack </text:span></text:span><text:span text:style-name="T14">for the first occurrence of the string </text:span><text:span text:style-name="Source_20_Text"><text:span text:style-name="T19">needle</text:span></text:span><text:span text:style-name="T14"> , limiting the length of the search to </text:span><text:span text:style-name="T30">haystack_len</text:span><text:span text:style-name="T14">.</text:span></text:p>
      <text:p text:style-name="P55"/>
      <text:p text:style-name="P55"><text:a xlink:type="simple" xlink:href="https://developer.gnome.org/glib/stable/glib-Basic-Types.html#gchar">gchar</text:a>*</text:p>
      <text:p text:style-name="Preformatted_20_Text">g_strstr_len (<text:span text:style-name="Emphasis"><text:span text:style-name="Source_20_Text">const </text:span></text:span><text:a xlink:type="simple" xlink:href="https://developer.gnome.org/glib/stable/glib-Basic-Types.html#gchar"><text:span text:style-name="Emphasis"><text:span text:style-name="Source_20_Text">gchar</text:span></text:span></text:a><text:span text:style-name="Emphasis"><text:span text:style-name="Source_20_Text"> *haystack</text:span></text:span>,</text:p>
      <text:p text:style-name="Preformatted_20_Text"><text:s text:c="14"/><text:a xlink:type="simple" xlink:href="https://developer.gnome.org/glib/stable/glib-Basic-Types.html#gssize"><text:span text:style-name="Emphasis"><text:span text:style-name="Source_20_Text">gssize</text:span></text:span></text:a><text:span text:style-name="Emphasis"><text:span text:style-name="Source_20_Text"> haystack_len</text:span></text:span>,</text:p>
      <text:p text:style-name="P71"><text:s text:c="14"/><text:span text:style-name="Emphasis"><text:span text:style-name="Source_20_Text">const </text:span></text:span><text:a xlink:type="simple" xlink:href="https://developer.gnome.org/glib/stable/glib-Basic-Types.html#gchar"><text:span text:style-name="Emphasis"><text:span text:style-name="Source_20_Text">gchar</text:span></text:span></text:a><text:span text:style-name="Emphasis"><text:span text:style-name="Source_20_Text"> *needle</text:span></text:span>);</text:p>
      <text:p text:style-name="P32"/>
      <text:h text:style-name="Heading_20_2" text:outline-level="2"><text:a xlink:type="simple" xlink:href="https://developer.gnome.org/glib/stable/glib-String-Utility-Functions.html#g-strdup"><text:span text:style-name="T4">g_strdup()</text:span></text:a></text:h>
      <text:p text:style-name="P10">Duplicates the given string.</text:p>
      <text:p text:style-name="P45"/>
      <text:p text:style-name="P45"><text:a xlink:type="simple" xlink:href="https://developer.gnome.org/glib/stable/glib-Basic-Types.html#gchar">gchar</text:a>*</text:p>
      <text:p text:style-name="P71">g_strdup (<text:span text:style-name="Emphasis"><text:span text:style-name="Source_20_Text">const </text:span></text:span><text:a xlink:type="simple" xlink:href="https://developer.gnome.org/glib/stable/glib-Basic-Types.html#gchar"><text:span text:style-name="Emphasis"><text:span text:style-name="Source_20_Text">gchar</text:span></text:span></text:a><text:span text:style-name="Emphasis"><text:span text:style-name="Source_20_Text"> *str</text:span></text:span>);</text:p>
      <text:p text:style-name="P71"/>
      <text:h text:style-name="Heading_20_2" text:outline-level="2"><text:a xlink:type="simple" xlink:href="https://developer.gnome.org/glib/stable/glib-String-Utility-Functions.html#g-strtod"><text:span text:style-name="T8">g_strtod()</text:span></text:a></text:h>
      <text:p text:style-name="P31">Converts a string to a <text:a xlink:type="simple" xlink:href="https://developer.gnome.org/glib/stable/glib-Basic-Types.html#gdouble">gdouble</text:a> value.</text:p>
      <text:p text:style-name="P31"/>
      <text:p text:style-name="P46"><text:a xlink:type="simple" xlink:href="https://developer.gnome.org/glib/stable/glib-Basic-Types.html#gdouble">gdouble</text:a></text:p>
      <text:p text:style-name="Preformatted_20_Text">g_strtod (<text:span text:style-name="Emphasis"><text:span text:style-name="Source_20_Text">const </text:span></text:span><text:a xlink:type="simple" xlink:href="https://developer.gnome.org/glib/stable/glib-Basic-Types.html#gchar"><text:span text:style-name="Emphasis"><text:span text:style-name="Source_20_Text">gchar</text:span></text:span></text:a><text:span text:style-name="Emphasis"><text:span text:style-name="Source_20_Text"> *nptr</text:span></text:span>,</text:p>
      <text:p text:style-name="P71"><text:s text:c="10"/><text:a xlink:type="simple" xlink:href="https://developer.gnome.org/glib/stable/glib-Basic-Types.html#gchar"><text:span text:style-name="Emphasis"><text:span text:style-name="Source_20_Text">gchar</text:span></text:span></text:a><text:span text:style-name="Emphasis"><text:span text:style-name="Source_20_Text"> **endptr</text:span></text:span>);</text:p>
      <text:p text:style-name="P71"/>
      <text:h text:style-name="Heading_20_2" text:outline-level="2"><text:soft-page-break/><text:a xlink:type="simple" xlink:href="https://developer.gnome.org/glib/stable/glib-Hash-Tables.html#g-str-equal"><text:span text:style-name="T8">g_str_equal()</text:span></text:a></text:h>
      <text:p text:style-name="P6"><text:span text:style-name="T13">C</text:span><text:span text:style-name="T12">ompares two strings for byte-by-byte equality and returns </text:span><text:a xlink:type="simple" xlink:href="https://developer.gnome.org/glib/stable/glib-Standard-Macros.html#TRUE:CAPS"><text:span text:style-name="Source_20_Text"><text:span text:style-name="T12">TRUE</text:span></text:span></text:a><text:span text:style-name="T12"> if they are equal.</text:span></text:p>
      <text:p text:style-name="P50"/>
      <text:p text:style-name="P50"><text:a xlink:type="simple" xlink:href="https://developer.gnome.org/glib/stable/glib-Basic-Types.html#gboolean">gboolean</text:a></text:p>
      <text:p text:style-name="Preformatted_20_Text">g_str_equal (<text:a xlink:type="simple" xlink:href="https://developer.gnome.org/glib/stable/glib-Basic-Types.html#gconstpointer"><text:span text:style-name="Emphasis"><text:span text:style-name="Source_20_Text">gconstpointer</text:span></text:span></text:a><text:span text:style-name="Emphasis"><text:span text:style-name="Source_20_Text"> v1</text:span></text:span>,</text:p>
      <text:p text:style-name="P71"><text:s text:c="13"/><text:a xlink:type="simple" xlink:href="https://developer.gnome.org/glib/stable/glib-Basic-Types.html#gconstpointer"><text:span text:style-name="Emphasis"><text:span text:style-name="Source_20_Text">gconstpointer</text:span></text:span></text:a><text:span text:style-name="Emphasis"><text:span text:style-name="Source_20_Text"> v2</text:span></text:span>);</text:p>
      <text:p text:style-name="P29"/>
      <text:h text:style-name="Heading_20_2" text:outline-level="2"><text:a xlink:type="simple" xlink:href="https://developer.gnome.org/glib/stable/glib-String-Utility-Functions.html#g-strsplit"><text:span text:style-name="T1">g_strsplit()</text:span></text:a></text:h>
      <text:p text:style-name="P30">Splits string into an array of strings.</text:p>
      <text:p text:style-name="P23"/>
      <text:p text:style-name="P42"><text:a xlink:type="simple" xlink:href="https://developer.gnome.org/glib/stable/glib-Basic-Types.html#gchar">gchar</text:a>**</text:p>
      <text:p text:style-name="P53">g_strsplit (<text:span text:style-name="Source_20_Text">const </text:span><text:a xlink:type="simple" xlink:href="https://developer.gnome.org/glib/stable/glib-Basic-Types.html#gchar"><text:span text:style-name="Source_20_Text">gchar</text:span></text:a><text:span text:style-name="Source_20_Text"> *string</text:span>,</text:p>
      <text:p text:style-name="P53"><text:s text:c="12"/><text:span text:style-name="Source_20_Text">const </text:span><text:a xlink:type="simple" xlink:href="https://developer.gnome.org/glib/stable/glib-Basic-Types.html#gchar"><text:span text:style-name="Source_20_Text">gchar</text:span></text:a><text:span text:style-name="Source_20_Text"> *delimiter</text:span>,</text:p>
      <text:p text:style-name="P72"><text:s text:c="12"/><text:a xlink:type="simple" xlink:href="https://developer.gnome.org/glib/stable/glib-Basic-Types.html#gint"><text:span text:style-name="Source_20_Text">gint</text:span></text:a><text:span text:style-name="Source_20_Text"> max_tokens</text:span>);</text:p>
      <text:p text:style-name="P23"/>
      <text:h text:style-name="Heading_20_2" text:outline-level="2"><text:a xlink:type="simple" xlink:href="https://developer.gnome.org/glib/stable/glib-String-Utility-Functions.html#g-ascii-strcasecmp">g_ascii_strcasecmp()</text:a></text:h>
      <text:p text:style-name="P30">Compares the given two strings.</text:p>
      <text:p text:style-name="P44"/>
      <text:p text:style-name="P44"><text:a xlink:type="simple" xlink:href="https://developer.gnome.org/glib/stable/glib-Basic-Types.html#gint">gint</text:a></text:p>
      <text:p text:style-name="P53">g_ascii_strcasecmp (<text:span text:style-name="Source_20_Text">const </text:span><text:a xlink:type="simple" xlink:href="https://developer.gnome.org/glib/stable/glib-Basic-Types.html#gchar"><text:span text:style-name="Source_20_Text">gchar</text:span></text:a><text:span text:style-name="Source_20_Text"> *s1</text:span>,</text:p>
      <text:p text:style-name="P72"><text:s text:c="20"/><text:span text:style-name="Source_20_Text">const </text:span><text:a xlink:type="simple" xlink:href="https://developer.gnome.org/glib/stable/glib-Basic-Types.html#gchar"><text:span text:style-name="Source_20_Text">gchar</text:span></text:a><text:span text:style-name="Source_20_Text"> *s2</text:span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6T15:52:59.650147440</meta:creation-date>
    <dc:date>2015-07-12T13:53:00.625954053</dc:date>
    <meta:editing-duration>PT1H7M33S</meta:editing-duration>
    <meta:editing-cycles>9</meta:editing-cycles>
    <meta:generator>LibreOffice/4.2.7.2$Linux_X86_64 LibreOffice_project/420m0$Build-2</meta:generator>
    <meta:document-statistic meta:table-count="0" meta:image-count="0" meta:object-count="0" meta:page-count="11" meta:paragraph-count="287" meta:word-count="1021" meta:character-count="7792" meta:non-whitespace-character-count="6461"/>
  </office:meta>
</office:document-meta>
</file>